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3" style:family="table">
      <style:table-properties style:width="11.749cm" fo:margin-top="0cm" fo:margin-bottom="0cm" table:align="left" fo:keep-with-next="always"/>
    </style:style>
    <style:style style:name="Table3.A" style:family="table-column">
      <style:table-column-properties style:column-width="1.746cm"/>
    </style:style>
    <style:style style:name="Table3.B" style:family="table-column">
      <style:table-column-properties style:column-width="4.233cm"/>
    </style:style>
    <style:style style:name="Table3.C" style:family="table-column">
      <style:table-column-properties style:column-width="5.77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data-style-name="N0">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499cm" table:align="margins"/>
    </style:style>
    <style:style style:name="Table23.A" style:family="table-column">
      <style:table-column-properties style:column-width="4.249cm" style:rel-column-width="16384*"/>
    </style:style>
    <style:style style:name="Table23.C" style:family="table-column">
      <style:table-column-properties style:column-width="4.249cm" style:rel-column-width="16383*"/>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3.B4" style:family="table-cell" style:data-style-name="N0">
      <style:table-cell-properties fo:padding="0.097cm" fo:border-left="0.002cm solid #000000" fo:border-right="none"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70" style:family="table">
      <style:table-properties style:width="16.933cm" fo:margin-top="0cm" fo:margin-bottom="0cm" table:align="left" fo:keep-with-next="always"/>
    </style:style>
    <style:style style:name="Table70.A" style:family="table-column">
      <style:table-column-properties style:column-width="1.489cm"/>
    </style:style>
    <style:style style:name="Table70.B" style:family="table-column">
      <style:table-column-properties style:column-width="1.981cm"/>
    </style:style>
    <style:style style:name="Table70.C" style:family="table-column">
      <style:table-column-properties style:column-width="5.027cm"/>
    </style:style>
    <style:style style:name="Table70.D" style:family="table-column">
      <style:table-column-properties style:column-width="8.437cm"/>
    </style:style>
    <style:style style:name="Table70.A1" style:family="table-cell">
      <style:table-cell-properties fo:padding="0.097cm" fo:border-left="0.002cm solid #000000" fo:border-right="none" fo:border-top="0.002cm solid #000000" fo:border-bottom="0.002cm solid #000000"/>
    </style:style>
    <style:style style:name="Table70.D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6.35cm" fo:margin-top="0cm" fo:margin-bottom="0cm" table:align="left" fo:keep-with-next="always"/>
    </style:style>
    <style:style style:name="Table15.A" style:family="table-column">
      <style:table-column-properties style:column-width="0.938cm"/>
    </style:style>
    <style:style style:name="Table15.B" style:family="table-column">
      <style:table-column-properties style:column-width="5.412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5.A5" style:family="table-cell">
      <style:table-cell-properties fo:padding="0.097cm" fo:border-left="0.002cm solid #000000" fo:border-right="none"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7.B3" style:family="table-cell" style:data-style-name="N0">
      <style:table-cell-properties fo:padding="0.097cm" fo:border-left="0.002cm solid #000000" fo:border-right="none"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011cm"/>
    </style:style>
    <style:style style:name="Table19.B" style:family="table-column">
      <style:table-column-properties style:column-width="3.355cm"/>
    </style:style>
    <style:style style:name="Table19.C" style:family="table-column">
      <style:table-column-properties style:column-width="1.72cm"/>
    </style:style>
    <style:style style:name="Table19.D" style:family="table-column">
      <style:table-column-properties style:column-width="3.357cm"/>
    </style:style>
    <style:style style:name="Table19.E" style:family="table-column">
      <style:table-column-properties style:column-width="7.491cm"/>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0.B4" style:family="table-cell" style:data-style-name="N0">
      <style:table-cell-properties fo:padding="0.097cm" fo:border-left="0.002cm solid #000000" fo:border-right="none"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2.B4" style:family="table-cell" style:data-style-name="N0">
      <style:table-cell-properties fo:padding="0.097cm" fo:border-left="0.002cm solid #000000" fo:border-right="none"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3.B4" style:family="table-cell" style:data-style-name="N0">
      <style:table-cell-properties fo:padding="0.097cm" fo:border-left="0.002cm solid #000000" fo:border-right="none" fo:border-top="none" fo:border-bottom="0.002cm solid #000000"/>
    </style:style>
    <style:style style:name="Table6" style:family="table">
      <style:table-properties style:width="16.999cm" table:align="margins" fo:keep-with-next="alway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4" style:family="table-cell" style:data-style-name="N0">
      <style:table-cell-properties fo:padding="0.097cm" fo:border-left="0.002cm solid #000000" fo:border-right="none" fo:border-top="none" fo:border-bottom="0.002cm solid #000000"/>
    </style:style>
    <style:style style:name="Table71" style:family="table">
      <style:table-properties style:width="16.999cm" table:align="margins" fo:keep-with-next="always"/>
    </style:style>
    <style:style style:name="Table71.A" style:family="table-column">
      <style:table-column-properties style:column-width="4.249cm" style:rel-column-width="16382*"/>
    </style:style>
    <style:style style:name="Table71.D" style:family="table-column">
      <style:table-column-properties style:column-width="4.251cm" style:rel-column-width="16389*"/>
    </style:style>
    <style:style style:name="Table71.A1" style:family="table-cell">
      <style:table-cell-properties fo:padding="0.097cm" fo:border-left="0.002cm solid #000000" fo:border-right="none" fo:border-top="0.002cm solid #000000" fo:border-bottom="0.002cm solid #000000"/>
    </style:style>
    <style:style style:name="Table71.D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D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4"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4.249cm" style:rel-column-width="16382*"/>
    </style:style>
    <style:style style:name="Table24.D" style:family="table-column">
      <style:table-column-properties style:column-width="4.251cm" style:rel-column-width="16389*"/>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4" style:family="table">
      <style:table-properties style:width="10.557cm" fo:margin-top="0cm" fo:margin-bottom="0cm" table:align="left" fo:keep-with-next="always"/>
    </style:style>
    <style:style style:name="Table34.A" style:family="table-column">
      <style:table-column-properties style:column-width="2.037cm"/>
    </style:style>
    <style:style style:name="Table34.B" style:family="table-column">
      <style:table-column-properties style:column-width="4.498cm"/>
    </style:style>
    <style:style style:name="Table34.C" style:family="table-column">
      <style:table-column-properties style:column-width="4.022cm"/>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40" style:family="table">
      <style:table-properties style:width="16.933cm" fo:margin-top="0cm" fo:margin-bottom="0cm" table:align="left" fo:keep-with-next="always"/>
    </style:style>
    <style:style style:name="Table40.A" style:family="table-column">
      <style:table-column-properties style:column-width="1.93cm"/>
    </style:style>
    <style:style style:name="Table40.B" style:family="table-column">
      <style:table-column-properties style:column-width="3.657cm"/>
    </style:style>
    <style:style style:name="Table40.C" style:family="table-column">
      <style:table-column-properties style:column-width="2.674cm"/>
    </style:style>
    <style:style style:name="Table40.D" style:family="table-column">
      <style:table-column-properties style:column-width="8.673cm"/>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65" style:family="table">
      <style:table-properties style:width="16.933cm" fo:margin-top="0cm" fo:margin-bottom="0cm" table:align="left" fo:keep-with-next="always"/>
    </style:style>
    <style:style style:name="Table65.A" style:family="table-column">
      <style:table-column-properties style:column-width="1.93cm"/>
    </style:style>
    <style:style style:name="Table65.B" style:family="table-column">
      <style:table-column-properties style:column-width="3.657cm"/>
    </style:style>
    <style:style style:name="Table65.C" style:family="table-column">
      <style:table-column-properties style:column-width="2.674cm"/>
    </style:style>
    <style:style style:name="Table65.D" style:family="table-column">
      <style:table-column-properties style:column-width="8.673cm"/>
    </style:style>
    <style:style style:name="Table65.A1" style:family="table-cell">
      <style:table-cell-properties fo:padding="0.097cm" fo:border-left="0.002cm solid #000000" fo:border-right="none" fo:border-top="0.002cm solid #000000" fo:border-bottom="0.002cm solid #000000"/>
    </style:style>
    <style:style style:name="Table65.D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D2" style:family="table-cell">
      <style:table-cell-properties fo:padding="0.097cm" fo:border-left="0.002cm solid #000000" fo:border-right="0.002cm solid #000000" fo:border-top="none" fo:border-bottom="0.002cm solid #000000"/>
    </style:style>
    <style:style style:name="Table66" style:family="table">
      <style:table-properties style:width="16.933cm" fo:margin-top="0cm" fo:margin-bottom="0cm" table:align="left" fo:keep-with-next="always"/>
    </style:style>
    <style:style style:name="Table66.A" style:family="table-column">
      <style:table-column-properties style:column-width="1.93cm"/>
    </style:style>
    <style:style style:name="Table66.B" style:family="table-column">
      <style:table-column-properties style:column-width="3.657cm"/>
    </style:style>
    <style:style style:name="Table66.C" style:family="table-column">
      <style:table-column-properties style:column-width="2.674cm"/>
    </style:style>
    <style:style style:name="Table66.D" style:family="table-column">
      <style:table-column-properties style:column-width="8.673cm"/>
    </style:style>
    <style:style style:name="Table66.A1" style:family="table-cell">
      <style:table-cell-properties fo:padding="0.097cm" fo:border-left="0.002cm solid #000000" fo:border-right="none" fo:border-top="0.002cm solid #000000" fo:border-bottom="0.002cm solid #000000"/>
    </style:style>
    <style:style style:name="Table66.D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D2" style:family="table-cell">
      <style:table-cell-properties fo:padding="0.097cm" fo:border-left="0.002cm solid #000000" fo:border-right="0.002cm solid #000000" fo:border-top="none" fo:border-bottom="0.002cm solid #000000"/>
    </style:style>
    <style:style style:name="Table44" style:family="table">
      <style:table-properties style:width="16.933cm" fo:margin-top="0cm" fo:margin-bottom="0cm" table:align="left" fo:keep-with-next="always"/>
    </style:style>
    <style:style style:name="Table44.A" style:family="table-column">
      <style:table-column-properties style:column-width="1.93cm"/>
    </style:style>
    <style:style style:name="Table44.B" style:family="table-column">
      <style:table-column-properties style:column-width="3.657cm"/>
    </style:style>
    <style:style style:name="Table44.C" style:family="table-column">
      <style:table-column-properties style:column-width="2.674cm"/>
    </style:style>
    <style:style style:name="Table44.D" style:family="table-column">
      <style:table-column-properties style:column-width="8.673cm"/>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fo:keep-with-next="always"/>
    </style:style>
    <style:style style:name="Table55.A" style:family="table-column">
      <style:table-column-properties style:column-width="4.249cm" style:rel-column-width="16382*"/>
    </style:style>
    <style:style style:name="Table55.D" style:family="table-column">
      <style:table-column-properties style:column-width="4.251cm" style:rel-column-width="16389*"/>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fo:keep-with-next="always"/>
    </style:style>
    <style:style style:name="Table56.A" style:family="table-column">
      <style:table-column-properties style:column-width="4.249cm" style:rel-column-width="16382*"/>
    </style:style>
    <style:style style:name="Table56.D" style:family="table-column">
      <style:table-column-properties style:column-width="4.251cm" style:rel-column-width="16389*"/>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data-style-name="N0">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33cm" fo:margin-top="0cm" fo:margin-bottom="0cm" table:align="left" fo:keep-with-next="always"/>
    </style:style>
    <style:style style:name="Table31.A" style:family="table-column">
      <style:table-column-properties style:column-width="1.93cm"/>
    </style:style>
    <style:style style:name="Table31.B" style:family="table-column">
      <style:table-column-properties style:column-width="3.657cm"/>
    </style:style>
    <style:style style:name="Table31.C" style:family="table-column">
      <style:table-column-properties style:column-width="2.674cm"/>
    </style:style>
    <style:style style:name="Table31.D" style:family="table-column">
      <style:table-column-properties style:column-width="8.673cm"/>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text-properties fo:font-style="normal" style:text-underline-style="none" style:font-style-asian="normal" style:font-style-complex="normal"/>
    </style:style>
    <style:style style:name="P6" style:family="paragraph" style:parent-style-name="Table_20_Contents">
      <style:text-properties style:use-window-font-color="true"/>
    </style:style>
    <style:style style:name="P7" style:family="paragraph" style:parent-style-name="Table_20_Contents">
      <style:text-properties fo:color="#000000"/>
    </style:style>
    <style:style style:name="P8" style:family="paragraph" style:parent-style-name="Table_20_Contents">
      <style:text-properties fo:color="#000000" fo:font-style="italic" style:font-style-asian="italic" style:font-style-complex="italic"/>
    </style:style>
    <style:style style:name="P9" style:family="paragraph" style:parent-style-name="Table_20_Contents">
      <style:text-properties fo:color="#800000"/>
    </style:style>
    <style:style style:name="P10" style:family="paragraph" style:parent-style-name="Table_20_Contents">
      <style:text-properties fo:color="#800000" fo:font-style="italic" style:text-underline-style="none"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ff0000"/>
    </style:style>
    <style:style style:name="P13" style:family="paragraph" style:parent-style-name="Text_20_body">
      <style:text-properties fo:color="#dc2300"/>
    </style:style>
    <style:style style:name="P14" style:family="paragraph" style:parent-style-name="Text_20_body">
      <style:text-properties fo:font-style="italic" style:font-style-asian="italic" style:font-style-complex="italic"/>
    </style:style>
    <style:style style:name="P15" style:family="paragraph" style:parent-style-name="Table_20_Heading">
      <style:text-properties fo:font-style="normal" style:font-style-asian="normal" style:font-style-complex="normal"/>
    </style:style>
    <style:style style:name="P16" style:family="paragraph" style:parent-style-name="Contents_20_Heading">
      <style:paragraph-properties fo:break-before="page"/>
    </style:style>
    <style:style style:name="P17" style:family="paragraph" style:parent-style-name="Contents_20_1">
      <style:paragraph-properties>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list-style-name="L1">
      <style:text-properties fo:color="#dc2300"/>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text-properties fo:font-style="normal" style:font-style-asian="normal" style:font-style-complex="normal"/>
    </style:style>
    <style:style style:name="P27" style:family="paragraph" style:parent-style-name="Heading_20_5">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2-04-29T09:40:03.99">4/29/12</text:date>, Richard Olsson, Away3D team</text:p>
      <text:p text:style-name="Text_20_body"/>
      <text:p text:style-name="Text_20_body"/>
      <text:p text:style-name="P13">This is a work-in-progress draft of the file format specification for the binary (second-generation) Away3D data format (AWD). Any community feedback is welcome at http://groups.google.com/group/away3d-dev or to r@richardolsson.se.</text:p>
      <text:p text:style-name="P13">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3">All feedback is welcome, but these points are particularly interesting at this time:</text:p>
      <text:list xml:id="list299246574" text:style-name="L1">
        <text:list-item>
          <text:p text:style-name="P20">Namespaces: General thoughts on the need for namespaces?</text:p>
        </text:list-item>
        <text:list-item>
          <text:p text:style-name="P20">Material architecture: Any community feedback or wishes for features are welcome.</text:p>
        </text:list-item>
        <text:list-item>
          <text:p text:style-name="P20">Animation architecture: Any community feedback or wishes for features are welcome.</text:p>
        </text:list-item>
        <text:list-item>
          <text:p text:style-name="P20">Command blocks: Any community feedback is welcome.</text:p>
        </text:list-item>
        <text:list-item>
          <text:p text:style-name="P20">Limitations (see Part III): Any part of the format where limits need to be lifted?</text:p>
        </text:list-item>
        <text:list-item>
          <text:p text:style-name="P20">Paths, number of steps per segment? Should it be defined per instance or per path data?</text:p>
        </text:list-item>
      </text:list>
      <text:p text:style-name="P13">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17">Part I: Introduction </text:p>
          <text:p text:style-name="P18">What is AWD?<text:tab/>3</text:p>
          <text:p text:style-name="P18">How to read this document<text:tab/>4</text:p>
          <text:p text:style-name="P19">For encoder implementers<text:tab/>4</text:p>
          <text:p text:style-name="P19">For parser implementers<text:tab/>4</text:p>
          <text:p text:style-name="P19">For those looking to extend the format<text:tab/>5</text:p>
          <text:p text:style-name="P19">Terminology<text:tab/>5</text:p>
          <text:p text:style-name="P17">Part II: File format specification </text:p>
          <text:p text:style-name="P18">Top-level structure of an AWD document<text:tab/>6</text:p>
          <text:p text:style-name="P19">File header<text:tab/>6</text:p>
          <text:p text:style-name="P19">File body<text:tab/>8</text:p>
          <text:p text:style-name="P19">Streaming AWD<text:tab/>8</text:p>
          <text:p text:style-name="P19">Compression<text:tab/>8</text:p>
          <text:p text:style-name="P18">Field types and special values<text:tab/>9</text:p>
          <text:p text:style-name="P19">Field type identification<text:tab/>9</text:p>
          <text:p text:style-name="P19">Numbers<text:tab/>10</text:p>
          <text:p text:style-name="P19">Booleans and true/false values<text:tab/>11</text:p>
          <text:p text:style-name="P19">Byte arrays<text:tab/>11</text:p>
          <text:p text:style-name="P19">Strings<text:tab/>11</text:p>
          <text:p text:style-name="P19">Lists<text:tab/>12</text:p>
          <text:p text:style-name="P19">Vectors and matrices<text:tab/>12</text:p>
          <text:p text:style-name="P19">Addresses<text:tab/>12</text:p>
          <text:p text:style-name="P19">Colors<text:tab/>12</text:p>
          <text:p text:style-name="P19">Attributes<text:tab/>12</text:p>
          <text:p text:style-name="P19">References and null values<text:tab/>14</text:p>
          <text:p text:style-name="P18">The Data Block concept<text:tab/>14</text:p>
          <text:p text:style-name="P19">Anatomy of a block<text:tab/>14</text:p>
          <text:p text:style-name="P19">Block IDs and addressing<text:tab/>15</text:p>
          <text:p text:style-name="P19">Block namespaces<text:tab/>15</text:p>
          <text:p text:style-name="P19">Block types<text:tab/>16</text:p>
          <text:p text:style-name="P18">Geometry blocks<text:tab/>16</text:p>
          <text:p text:style-name="P19">MeshGeometry<text:tab/>16</text:p>
          <text:p text:style-name="P18">Scene object blocks<text:tab/>19</text:p>
          <text:p text:style-name="P19">Scene<text:tab/>20</text:p>
          <text:p text:style-name="P19">Container<text:tab/>20</text:p>
          <text:p text:style-name="P19">Primitive<text:tab/>20</text:p>
          <text:p text:style-name="P19">Light<text:tab/>23</text:p>
          <text:p text:style-name="P19">Camera<text:tab/>23</text:p>
          <text:p text:style-name="P19">MeshInstance<text:tab/>24</text:p>
          <text:p text:style-name="P18">Material blocks<text:tab/>25</text:p>
          <text:p text:style-name="P19">Texture block<text:tab/>25</text:p>
          <text:p text:style-name="P19">Material block<text:tab/>25</text:p>
          <text:p text:style-name="P18">Animation blocks<text:tab/>32</text:p>
          <text:p text:style-name="P19">Skeleton<text:tab/>32</text:p>
          <text:p text:style-name="P19">SkeletonPose<text:tab/>33</text:p>
          <text:p text:style-name="P19">SkeletonAnimation<text:tab/>34</text:p>
          <text:p text:style-name="P19">UVAnimation<text:tab/>35</text:p>
          <text:p text:style-name="P18">Miscellaneous blocks<text:tab/>35</text:p>
          <text:p text:style-name="P19">Namespace blocks<text:tab/>35</text:p>
          <text:p text:style-name="P19">Meta-data blocks<text:tab/>36</text:p>
          <text:p text:style-name="P17">Part III: Using AWD </text:p>
          <text:p text:style-name="P18">Official AWD tools<text:tab/>37</text:p>
          <text:p text:style-name="P19">AWD SDK<text:tab/>37</text:p>
          <text:p text:style-name="P19">Official importer/exporter implementations<text:tab/>37</text:p>
          <text:p text:style-name="P18">Extending the AWD format<text:tab/>38</text:p>
          <text:p text:style-name="P19">User attributes<text:tab/>38</text:p>
          <text:p text:style-name="P19">User blocks<text:tab/>38</text:p>
          <text:p text:style-name="P19">Namespaces in AWD<text:tab/>38</text:p>
          <text:p text:style-name="P18">Parsing an AWD document<text:tab/>39</text:p>
          <text:p text:style-name="P19">Handling block references<text:tab/>39</text:p>
          <text:p text:style-name="P19">Handling unrecognized elements<text:tab/>39</text:p>
          <text:p text:style-name="P19">Parsing extended AWD documents<text:tab/>40</text:p>
          <text:p text:style-name="P18">AWD Limitations<text:tab/>40</text:p>
          <text:p text:style-name="P19">General limitations<text:tab/>40</text:p>
          <text:p text:style-name="P19">AWD data type limitations<text:tab/>41</text:p>
          <text:p text:style-name="P19">Geometry limitations<text:tab/>41</text:p>
          <text:p text:style-name="P18">AWD Structure examples<text:tab/>41</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4" text:outline-level="4">What is Away3D?</text:h>
      <text:p text:style-name="Text_20_body">Away3D is a real-time 3D engine designed for ActionScript 3 and the Adobe Flash Platform. It is free and open-source and can be downloaded from www.away3d.com. See the website for more information.</text:p>
      <text:h text:style-name="Heading_20_4" text:outline-level="4">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o verbose for the purpose of using them with Away3D. </text:p>
      <text:p text:style-name="Text_20_body">In addition to this goal, AWD has been designed to be web and Flash friendly, meaning it needs to meet tough file size requirements, while not being too expensive to parse. Focus is on parsing performance over generation performance.</text:p>
      <text:p text:style-name="Text_20_body">The main goals of AWD and reasons for creating it are:</text:p>
      <text:list xml:id="list1044920486" text:style-name="L2">
        <text:list-item>
          <text:p text:style-name="P21">Support all the features of Away3D so that an entire Away3D scene can be transferred using AWD, but don't jump through hoops trying to be more than that.</text:p>
        </text:list-item>
        <text:list-item>
          <text:p text:style-name="P21">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21">Be extendable. Away3D is a constantly evolving engine, and the supporting file format needs to be able to keep up the pace. Furthermore, it should be possible for AWD users to extend the format without breaking conformity with the format specification.</text:p>
        </text:list-item>
        <text:list-item>
          <text:p text:style-name="P21">Be backwards (and forwards) compatible by defining a solid base format, and allowing for <text:soft-page-break/>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4" text:outline-level="4">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 including information about the official AWD SDK which can ideally be used to create expor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 including information about the official AWD SDK which can ideally be used to aid parsing of AWD files.</text:p>
      <text:p text:style-name="Text_20_body">Whenever the expressions SHOULD or SHOULD NOT are used in a context that describes the structure of an AWD file or the behavior of a parser, the parser is encouraged to comply but not required to do so.</text:p>
      <text:p text:style-name="Text_20_body"><text:soft-page-break/>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AWD 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 or a structured (and often recurring) sequence of fields.</text:p>
      <text:h text:style-name="Heading_20_4" text:outline-level="4">Vector</text:h>
      <text:p text:style-name="Text_20_body">The term "vector" when used in an AWD context refers to a vector according to the mathematical definition, e.g. a position in N-dimensional space (where N is the length of the vector.) Arrays (which are sometimes called "vectors" in other contexts) are called lists in the AWD context.</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4">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ZLIB</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 -</text:p>
            <text:p text:style-name="Table_20_Contents">15 </text:p>
          </table:table-cell>
          <table:table-cell table:style-name="Table26.A2" office:value-type="string">
            <text:p text:style-name="Table_20_Contents">0x0008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and progressive loading in mind. Block references are required to always point backwards (to a previously declared block) <text:soft-page-break/>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ZLIB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ZLIB/Deflate compression</text:h>
      <text:p text:style-name="Text_20_body">The ZLIB/Deflate compression algorithm is used by the very popular ZIP and GZIP compression file formats and provides a fairly efficient compression at low decompression performance costs. Deflate compression is natively supported by many environments, including Flash Player. This means that in many cases (one of which is indeed the Flash Player) ZLIB compression is an excellent trade-off between file size and decompression speed. In Flash Player particularly, native decompression of ZLIB/Deflate can be several orders of magnitude faster than decoding other formats using implementations in ActionScript 3.</text:p>
      <text:p text:style-name="Text_20_body">In a ZLIB compressed AWD file, the body is the exact output from ZLIB including heading and trailing meta-data (checksum), which means it can be handed straight to a ZLIB decoding (inflation)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ZLIB.</text:p>
      <text:p text:style-name="Text_20_body">The LZMA compression is very configurable, and hence requires some meta-data to be stored for the compressed body data to be correctly decompressed. The first nine bytes of the body data in an LZMA-compressed AWD file define the size of the decompressed body as an unsigned 32-bit integer, followed by the LZMA properties encoded as per the LZMA standard. The below table describes the body structure of an LZMA-compressed AWD file.</text:p>
      <table:table table:name="Table27" table:style-name="Table27">
        <table:table-column table:style-name="Table27.A" table:number-columns-repeated="3"/>
        <table:table-column table:style-name="Table27.D"/>
        <text:soft-page-break/>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string">
            <text:p text:style-name="Table_20_Contents">0</text:p>
          </table:table-cell>
          <table:table-cell table:style-name="Table27.A2" office:value-type="string">
            <text:p text:style-name="Table_20_Contents">4</text:p>
          </table:table-cell>
          <table:table-cell table:style-name="Table27.A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A2" office:value-type="string">
            <text:p text:style-name="Table_20_Contents">4</text:p>
          </table:table-cell>
          <table:table-cell table:style-name="Table27.A2" office:value-type="string">
            <text:p text:style-name="Table_20_Contents">5</text:p>
          </table:table-cell>
          <table:table-cell table:style-name="Table27.A2" office:value-type="string">
            <text:p text:style-name="P1">ByteArray</text:p>
          </table:table-cell>
          <table:table-cell table:style-name="Table27.D2" office:value-type="string">
            <text:p text:style-name="Table_20_Contents">LZMA properties encoded as defined in the LZMA SDK.</text:p>
          </table:table-cell>
        </table:table-row>
        <table:table-row>
          <table:table-cell table:style-name="Table27.A2" office:value-type="string">
            <text:p text:style-name="Table_20_Contents">9</text:p>
          </table:table-cell>
          <table:table-cell table:style-name="Table27.A2" office:value-type="string">
            <text:p text:style-name="Table_20_Contents">Variable</text:p>
          </table:table-cell>
          <table:table-cell table:style-name="Table27.A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This structure allows for easy decompression using the LZMA SDK LzmaDecode() function, without the need of dynamic buffer allocation and chunk-for-chunk decompression of the stream.</text:p>
      <text:h text:style-name="Heading_20_2" text:outline-level="2">Field types and special values</text:h>
      <text:p text:style-name="Text_20_body">In this specification are recurring references to a number of both POD and complex (aggregate) data types. This section details the format of these data types and how they are parsed.</text:p>
      <text:h text:style-name="Heading_20_3" text:outline-level="3"><text:bookmark-start text:name="__RefHeading__30191721"/>Field type identification<text:bookmark-end text:name="__RefHeading__30191721"/></text:h>
      <text:p text:style-name="Text_20_body">In contexts where types can vary (e.g. user attributes, see below) the data type is identified by an 8‑bit integer ID. This 8‑bit field, when referred to in structure tables, is simply called <text:span text:style-name="T1">type</text:span><text:span text:style-name="T2">. </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Table_20_Heading">ID</text:p>
          </table:table-cell>
          <table:table-cell table:style-name="Table3.B1" office:value-type="string">
            <text:p text:style-name="Table_20_Heading">Type</text:p>
          </table:table-cell>
          <table:table-cell table:style-name="Table3.C1" office:value-type="string">
            <text:p text:style-name="Table_20_Heading">Category</text:p>
          </table:table-cell>
        </table:table-row>
        <table:table-row>
          <table:table-cell table:style-name="Table3.A2" office:value-type="string">
            <text:p text:style-name="Table_20_Contents">1</text:p>
          </table:table-cell>
          <table:table-cell table:style-name="Table3.A2" office:value-type="string">
            <text:p text:style-name="Table_20_Contents">int8</text:p>
          </table:table-cell>
          <table:table-cell table:style-name="Table3.C2" table:number-rows-spanned="8" office:value-type="string">
            <text:p text:style-name="Table_20_Contents">Numeric</text:p>
          </table:table-cell>
        </table:table-row>
        <table:table-row>
          <table:table-cell table:style-name="Table3.A2" office:value-type="string">
            <text:p text:style-name="Table_20_Contents">2</text:p>
          </table:table-cell>
          <table:table-cell table:style-name="Table3.A2" office:value-type="string">
            <text:p text:style-name="Table_20_Contents">int16</text:p>
          </table:table-cell>
          <table:covered-table-cell/>
        </table:table-row>
        <table:table-row>
          <table:table-cell table:style-name="Table3.A2" office:value-type="string">
            <text:p text:style-name="Table_20_Contents">3</text:p>
          </table:table-cell>
          <table:table-cell table:style-name="Table3.A2" office:value-type="string">
            <text:p text:style-name="Table_20_Contents">int32</text:p>
          </table:table-cell>
          <table:covered-table-cell/>
        </table:table-row>
        <table:table-row>
          <table:table-cell table:style-name="Table3.A2" office:value-type="string">
            <text:p text:style-name="Table_20_Contents">4</text:p>
          </table:table-cell>
          <table:table-cell table:style-name="Table3.A2" office:value-type="string">
            <text:p text:style-name="Table_20_Contents">uint8</text:p>
          </table:table-cell>
          <table:covered-table-cell/>
        </table:table-row>
        <table:table-row>
          <table:table-cell table:style-name="Table3.A2" office:value-type="string">
            <text:p text:style-name="Table_20_Contents">5</text:p>
          </table:table-cell>
          <table:table-cell table:style-name="Table3.A2" office:value-type="string">
            <text:p text:style-name="Table_20_Contents">uint16</text:p>
          </table:table-cell>
          <table:covered-table-cell/>
        </table:table-row>
        <table:table-row>
          <table:table-cell table:style-name="Table3.A2" office:value-type="string">
            <text:p text:style-name="Table_20_Contents">6</text:p>
          </table:table-cell>
          <table:table-cell table:style-name="Table3.A2" office:value-type="string">
            <text:p text:style-name="Table_20_Contents">uint32</text:p>
          </table:table-cell>
          <table:covered-table-cell/>
        </table:table-row>
        <table:table-row>
          <table:table-cell table:style-name="Table3.A2" office:value-type="string">
            <text:p text:style-name="Table_20_Contents">11</text:p>
          </table:table-cell>
          <table:table-cell table:style-name="Table3.A2" office:value-type="string">
            <text:p text:style-name="Table_20_Contents">float32</text:p>
          </table:table-cell>
          <table:covered-table-cell/>
        </table:table-row>
        <table:table-row>
          <table:table-cell table:style-name="Table3.A2" office:value-type="string">
            <text:p text:style-name="Table_20_Contents">12</text:p>
          </table:table-cell>
          <table:table-cell table:style-name="Table3.A2" office:value-type="string">
            <text:p text:style-name="Table_20_Contents">float64</text:p>
          </table:table-cell>
          <table:covered-table-cell/>
        </table:table-row>
        <table:table-row>
          <table:table-cell table:style-name="Table3.A2" office:value-type="string">
            <text:p text:style-name="Table_20_Contents">21</text:p>
          </table:table-cell>
          <table:table-cell table:style-name="Table3.A2" office:value-type="string">
            <text:p text:style-name="P4">bool</text:p>
          </table:table-cell>
          <table:table-cell table:style-name="Table3.C2" table:number-rows-spanned="3" office:value-type="string">
            <text:p text:style-name="Table_20_Contents">Derived numeric</text:p>
          </table:table-cell>
        </table:table-row>
        <table:table-row>
          <table:table-cell table:style-name="Table3.A2" office:value-type="string">
            <text:p text:style-name="Table_20_Contents">22</text:p>
          </table:table-cell>
          <table:table-cell table:style-name="Table3.A2" office:value-type="string">
            <text:p text:style-name="P4">color</text:p>
          </table:table-cell>
          <table:covered-table-cell/>
        </table:table-row>
        <table:table-row>
          <table:table-cell table:style-name="Table3.A2" office:value-type="string">
            <text:p text:style-name="Table_20_Contents">23</text:p>
          </table:table-cell>
          <table:table-cell table:style-name="Table3.A2" office:value-type="string">
            <text:p text:style-name="P1">BlockAddr</text:p>
          </table:table-cell>
          <table:covered-table-cell/>
        </table:table-row>
        <table:table-row>
          <table:table-cell table:style-name="Table3.A2" office:value-type="string">
            <text:p text:style-name="Table_20_Contents">31</text:p>
          </table:table-cell>
          <table:table-cell table:style-name="Table3.A2" office:value-type="string">
            <text:p text:style-name="P1">ConstString</text:p>
          </table:table-cell>
          <table:table-cell table:style-name="Table3.C2" table:number-rows-spanned="2" office:value-type="string">
            <text:p text:style-name="Table_20_Contents">Array types</text:p>
          </table:table-cell>
        </table:table-row>
        <table:table-row>
          <table:table-cell table:style-name="Table3.A2" office:value-type="string">
            <text:p text:style-name="Table_20_Contents">32</text:p>
          </table:table-cell>
          <table:table-cell table:style-name="Table3.A2" office:value-type="string">
            <text:p text:style-name="P1">ByteArray</text:p>
          </table:table-cell>
          <table:covered-table-cell/>
        </table:table-row>
        <table:table-row>
          <table:table-cell table:style-name="Table3.A2" office:value-type="string">
            <text:p text:style-name="Table_20_Contents">41</text:p>
          </table:table-cell>
          <table:table-cell table:style-name="Table3.A2" office:value-type="string">
            <text:p text:style-name="P1">Vector2x1</text:p>
          </table:table-cell>
          <table:table-cell table:style-name="Table3.C2" table:number-rows-spanned="7" office:value-type="string">
            <text:p text:style-name="Table_20_Contents">Math types</text:p>
          </table:table-cell>
        </table:table-row>
        <table:table-row>
          <table:table-cell table:style-name="Table3.A2" office:value-type="string">
            <text:p text:style-name="Table_20_Contents">42</text:p>
          </table:table-cell>
          <table:table-cell table:style-name="Table3.A2" office:value-type="string">
            <text:p text:style-name="P1">Vector3x1</text:p>
          </table:table-cell>
          <table:covered-table-cell/>
        </table:table-row>
        <table:table-row>
          <table:table-cell table:style-name="Table3.A2" office:value-type="string">
            <text:p text:style-name="Table_20_Contents">43</text:p>
          </table:table-cell>
          <table:table-cell table:style-name="Table3.A2" office:value-type="string">
            <text:p text:style-name="P1">Vector4x1</text:p>
          </table:table-cell>
          <table:covered-table-cell/>
        </table:table-row>
        <table:table-row>
          <table:table-cell table:style-name="Table3.A2" office:value-type="string">
            <text:p text:style-name="Table_20_Contents">51</text:p>
          </table:table-cell>
          <table:table-cell table:style-name="Table3.A2" office:value-type="string">
            <text:p text:style-name="P1">Matrix3x2</text:p>
          </table:table-cell>
          <table:covered-table-cell/>
        </table:table-row>
        <table:table-row>
          <table:table-cell table:style-name="Table3.A2" office:value-type="string">
            <text:p text:style-name="Table_20_Contents">52</text:p>
          </table:table-cell>
          <table:table-cell table:style-name="Table3.A2" office:value-type="string">
            <text:p text:style-name="P1">Matrix3x3</text:p>
          </table:table-cell>
          <table:covered-table-cell/>
        </table:table-row>
        <table:table-row>
          <table:table-cell table:style-name="Table3.A2" office:value-type="string">
            <text:p text:style-name="Table_20_Contents">53</text:p>
          </table:table-cell>
          <table:table-cell table:style-name="Table3.A2" office:value-type="string">
            <text:p text:style-name="P1">Matrix4x3</text:p>
          </table:table-cell>
          <table:covered-table-cell/>
        </table:table-row>
        <table:table-row>
          <table:table-cell table:style-name="Table3.A2" office:value-type="string">
            <text:p text:style-name="Table_20_Contents">54</text:p>
          </table:table-cell>
          <table:table-cell table:style-name="Table3.A2" office:value-type="string">
            <text:p text:style-name="P1">Matrix4x4</text:p>
          </table:table-cell>
          <table:covered-table-cell/>
        </table:table-row>
      </table:table>
      <text:p text:style-name="Table">Table <text:sequence text:ref-name="refTable4" text:name="Table" text:formula="ooow:Table+1" style:num-format="1">5</text:sequence>: Field data type identifiers.</text:p>
      <text:p text:style-name="Text_20_body"/>
      <text:h text:style-name="Heading_20_3" text:outline-level="3">Numbers</text:h>
      <text:h text:style-name="Heading_20_4" text:outline-level="4">Endianness</text:h>
      <text:p text:style-name="Text_20_body">All numeric values in AWD are <text:span text:style-name="T1">little</text:span><text:span text:style-name="Emphasis"><text:span text:style-name="T1">-</text:span></text:span><text:span text:style-name="Emphasis">endian</text:span>. Numeric values should never be encoded as big-endian in AWD. This means that to read a multi-byte numeric field the parser has to wait until the entire field has been loaded (since the MSB is the last one.) However, it also has performance gains on most modern platforms which are natively little-endian, and thus able to read entire streams of little-endian numeric data in a single operation. On these systems the same streams can then be sent of to the GPU without any marshaling, which constitutes a big optimizations particularly in high-level languages like ActionScript (Flash) and JavaScript (WebGL).</text:p>
      <text:h text:style-name="Heading_20_4" text:outline-level="4">Integers</text:h>
      <text:p text:style-name="Text_20_body">All fields that contain integers are defined as either int or uint (for unsigned integers) regardless of <text:soft-page-break/>the size of their C representation. They are never referred to as "long", "short", "word" or any of the typical platform names. Instead, to remain platform-agnostic, a numeric suffix defines the width in bits. The following integer types can be used in AWD:</text:p>
      <text:list xml:id="list871795578" text:style-name="L3">
        <text:list-item>
          <text:p text:style-name="P22">int8 and uint8</text:p>
        </text:list-item>
        <text:list-item>
          <text:p text:style-name="P22">int16 and uint16</text:p>
        </text:list-item>
        <text:list-item>
          <text:p text:style-name="P22">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001808507" text:style-name="L4">
        <text:list-item>
          <text:p text:style-name="P23">float32</text:p>
        </text:list-item>
        <text:list-item>
          <text:p text:style-name="P23">float64</text:p>
        </text:list-item>
      </text:list>
      <text:p text:style-name="Text_20_body">Float values must always be encoded as IEEE-754 compliant floating point numbers.</text:p>
      <text:h text:style-name="Heading_20_3" text:outline-level="3">Booleans and true/false values</text:h>
      <text:p text:style-name="P11">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4">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4">Byte array</text:p>
          </table:table-cell>
          <table:table-cell table:style-name="Table10.D2" office:value-type="string">
            <text:p text:style-name="Table_20_Contents">String content as UTF-<text:soft-page-break/>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4">uint16</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4">Byte array</text:p>
          </table:table-cell>
          <table:table-cell table:style-name="Table11.D2" office:value-type="string">
            <text:p text:style-name="Table_20_Contents">String content as UTF-8 without BOM.</text:p>
          </table:table-cell>
        </table:table-row>
      </table:table>
      <text:h text:style-name="Heading_20_3" text:outline-level="3">Lists</text:h>
      <text:h text:style-name="Heading_20_4" text:outline-level="4">ConstList</text:h>
      <text:p text:style-name="Text_20_body">TBD</text:p>
      <text:h text:style-name="Heading_20_4" text:outline-level="4">VarList</text:h>
      <text:p text:style-name="Text_20_body">TBD</text:p>
      <text:h text:style-name="Heading_20_3" text:outline-level="3">Vectors and matrices</text:h>
      <text:p text:style-name="Text_20_body">Vectors and matrices are serialized as a one-dimensional list of floating point numbers. The context defines the size of the vector or matrix. The precision (32 or 64 bits per float) for vectors and matrices is defined per-block in the block header flag field.</text:p>
      <text:h text:style-name="Heading_20_4" text:outline-level="4">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P bytes, where P is either 4 or 8 depending on the precision used.</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text:soft-page-break/>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the AWD format specification.</text:p>
      <text:p text:style-name="Text_20_body">There are two types of attributes, differentiated and referenced by their key/name types:</text:p>
      <text:list xml:id="list2138237211" text:style-name="L5">
        <text:list-item>
          <text:p text:style-name="P24">Numeric attributes (sometimes called "properties") are used mainly by the file format itself to maintain forward compatibility. The key is a 16-bit unsigned integer IDs, which makes it very compact while allowing for 65535 values. It's however not human-readable so the meaning of a key ID needs to be established in a contract between encoder and parser, e.g. this document.</text:p>
        </text:list-item>
        <text:list-item>
          <text:p text:style-name="P24">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5">uint</text:p>
          </table:table-cell>
          <table:table-cell table:style-name="Table12.D2" office:value-type="string">
            <text:p text:style-name="Table_20_Contents">Attribute list length in bytes.</text:p>
          </table:table-cell>
        </table:table-row>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float" office:value="0">
            <text:p text:style-name="Table_20_Contents">0</text:p>
          </table:table-cell>
          <table:table-cell table:style-name="Table13.A2" office:value-type="float" office:value="2">
            <text:p text:style-name="Table_20_Contents">2</text:p>
          </table:table-cell>
          <table:table-cell table:style-name="Table13.C2" office:value-type="string">
            <text:p text:style-name="P1">uint16</text:p>
          </table:table-cell>
          <table:table-cell table:style-name="Table13.D2" office:value-type="string">
            <text:p text:style-name="Table_20_Contents">Attribute ID (key)</text:p>
          </table:table-cell>
        </table:table-row>
        <table:table-row>
          <table:table-cell table:style-name="Table13.A2" office:value-type="float" office:value="2">
            <text:p text:style-name="Table_20_Contents">2</text:p>
          </table:table-cell>
          <table:table-cell table:style-name="Table13.A2" office:value-type="float" office:value="2">
            <text:p text:style-name="Table_20_Contents">2</text:p>
          </table:table-cell>
          <table:table-cell table:style-name="Table13.C2" office:value-type="string">
            <text:p text:style-name="P10">uint32</text:p>
          </table:table-cell>
          <table:table-cell table:style-name="Table13.D2" office:value-type="string">
            <text:p text:style-name="Table_20_Contents">Value length</text:p>
          </table:table-cell>
        </table:table-row>
        <table:table-row>
          <table:table-cell table:style-name="Table13.A2" office:value-type="float" office:value="4">
            <text:p text:style-name="Table_20_Contents">4</text:p>
          </table:table-cell>
          <table:table-cell table:style-name="Table13.C2" office:value-type="string">
            <text:p text:style-name="Table_20_Contents">Variable</text:p>
          </table:table-cell>
          <table:table-cell table:style-name="Table13.C2" office:value-type="string">
            <text:p text:style-name="P5">Variable</text:p>
          </table:table-cell>
          <table:table-cell table:style-name="Table1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soft-page-break/>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23" table:style-name="Table23">
        <table:table-column table:style-name="Table23.A" table:number-columns-repeated="2"/>
        <table:table-column table:style-name="Table23.C"/>
        <table:table-column table:style-name="Table23.A"/>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string">
            <text:p text:style-name="Table_20_Contents">0</text:p>
          </table:table-cell>
          <table:table-cell table:style-name="Table23.A2" office:value-type="string">
            <text:p text:style-name="Table_20_Contents">1</text:p>
          </table:table-cell>
          <table:table-cell table:style-name="Table23.A2" office:value-type="string">
            <text:p text:style-name="P1">uint8</text:p>
          </table:table-cell>
          <table:table-cell table:style-name="Table23.D2" office:value-type="string">
            <text:p text:style-name="Table_20_Contents">Namespace ID. See "Extending AWD" for more information.</text:p>
          </table:table-cell>
        </table:table-row>
        <table:table-row>
          <table:table-cell table:style-name="Table23.A2" office:value-type="string">
            <text:p text:style-name="Table_20_Contents">1</text:p>
          </table:table-cell>
          <table:table-cell table:style-name="Table23.A2" office:value-type="string">
            <text:p text:style-name="Table_20_Contents">Variable</text:p>
          </table:table-cell>
          <table:table-cell table:style-name="Table23.A2" office:value-type="string">
            <text:p text:style-name="P1">VarString</text:p>
          </table:table-cell>
          <table:table-cell table:style-name="Table23.D2" office:value-type="string">
            <text:p text:style-name="Table_20_Contents">Attribute name (key) as string.</text:p>
          </table:table-cell>
        </table:table-row>
        <table:table-row>
          <table:table-cell table:style-name="Table23.A2" office:value-type="string">
            <text:p text:style-name="Table_20_Contents">Variable</text:p>
          </table:table-cell>
          <table:table-cell table:style-name="Table23.B4" office:value-type="float" office:value="1">
            <text:p text:style-name="Table_20_Contents">1</text:p>
          </table:table-cell>
          <table:table-cell table:style-name="Table23.A2" office:value-type="string">
            <text:p text:style-name="P2">type</text:p>
          </table:table-cell>
          <table:table-cell table:style-name="Table23.D2" office:value-type="string">
            <text:p text:style-name="Table_20_Contents">Attribute type (data type of value). See section "<text:bookmark-ref text:reference-format="text" text:ref-name="__RefHeading__30191721">Field type identification</text:bookmark-ref>".</text:p>
          </table:table-cell>
        </table:table-row>
        <table:table-row>
          <table:table-cell table:style-name="Table23.A2" office:value-type="string">
            <text:p text:style-name="Table_20_Contents">Variable</text:p>
          </table:table-cell>
          <table:table-cell table:style-name="Table23.B4" office:value-type="float" office:value="2">
            <text:p text:style-name="Table_20_Contents">2</text:p>
          </table:table-cell>
          <table:table-cell table:style-name="Table23.A2" office:value-type="string">
            <text:p text:style-name="P10">uint32</text:p>
          </table:table-cell>
          <table:table-cell table:style-name="Table23.D2" office:value-type="string">
            <text:p text:style-name="Table_20_Contents">Value length</text:p>
          </table:table-cell>
        </table:table-row>
        <table:table-row>
          <table:table-cell table:style-name="Table23.A2" office:value-type="string">
            <text:p text:style-name="Table_20_Contents">Variable</text:p>
          </table:table-cell>
          <table:table-cell table:style-name="Table23.A2" office:value-type="string">
            <text:p text:style-name="Table_20_Contents">Variable</text:p>
          </table:table-cell>
          <table:table-cell table:style-name="Table23.A2" office:value-type="string">
            <text:p text:style-name="P5">Variable</text:p>
          </table:table-cell>
          <table:table-cell table:style-name="Table2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text:soft-page-break/>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Flags (see separate table.)</text:p>
          </table:table-cell>
        </table:table-row>
        <table:table-row>
          <table:table-cell table:style-name="Table16.C2" office:value-type="string">
            <text:p text:style-name="Table_20_Contents">7</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5" text:name="Table" text:formula="ooow:Table+1" style:num-format="1">6</text:sequence>: Block header</text:p>
      <text:p text:style-name="Text_20_body">Jidder</text:p>
      <table:table table:name="Table70" table:style-name="Table70">
        <table:table-column table:style-name="Table70.A"/>
        <table:table-column table:style-name="Table70.B"/>
        <table:table-column table:style-name="Table70.C"/>
        <table:table-column table:style-name="Table70.D"/>
        <table:table-row>
          <table:table-cell table:style-name="Table70.A1" office:value-type="string">
            <text:p text:style-name="Table_20_Heading">Bit</text:p>
          </table:table-cell>
          <table:table-cell table:style-name="Table70.A1" office:value-type="string">
            <text:p text:style-name="Table_20_Heading">Value</text:p>
          </table:table-cell>
          <table:table-cell table:style-name="Table70.A1" office:value-type="string">
            <text:p text:style-name="Table_20_Heading">Name</text:p>
          </table:table-cell>
          <table:table-cell table:style-name="Table70.D1" office:value-type="string">
            <text:p text:style-name="Table_20_Heading">Description</text:p>
          </table:table-cell>
        </table:table-row>
        <table:table-row>
          <table:table-cell table:style-name="Table70.A2" office:value-type="string">
            <text:p text:style-name="Table_20_Contents">00</text:p>
          </table:table-cell>
          <table:table-cell table:style-name="Table70.A2" office:value-type="string">
            <text:p text:style-name="Table_20_Contents">0x0001</text:p>
          </table:table-cell>
          <table:table-cell table:style-name="Table70.A2" office:value-type="string">
            <text:p text:style-name="Table_20_Contents">High precision</text:p>
          </table:table-cell>
          <table:table-cell table:style-name="Table70.D2" office:value-type="string">
            <text:p text:style-name="Text_20_body">Defines whether to use float32 (bit unset) or float64 (bit set) for matrix and vector fields within this block.</text:p>
          </table:table-cell>
        </table:table-row>
        <table:table-row>
          <table:table-cell table:style-name="Table70.A2" office:value-type="string">
            <text:p text:style-name="Table_20_Contents">01 -</text:p>
            <text:p text:style-name="Table_20_Contents">15 </text:p>
          </table:table-cell>
          <table:table-cell table:style-name="Table70.A2" office:value-type="string">
            <text:p text:style-name="Table_20_Contents">0x0002 -</text:p>
            <text:p text:style-name="Table_20_Contents">0x8000</text:p>
          </table:table-cell>
          <table:table-cell table:style-name="Table70.A2" office:value-type="string">
            <text:p text:style-name="Table_20_Contents">Unused</text:p>
          </table:table-cell>
          <table:table-cell table:style-name="Table70.D2" office:value-type="string">
            <text:p text:style-name="Table_20_Contents">Unused in this version of the format.</text:p>
          </table:table-cell>
        </table:table-row>
      </table:table>
      <text:p text:style-name="Table">Table <text:sequence text:ref-name="refTable6" text:name="Table" text:formula="ooow:Table+1" style:num-format="1">7</text:sequence>: Block flags</text:p>
      <text:p text:style-name="Text_20_body">The body of a block varies and can theoretically be anything. Generally, the top-level structure of a block usually resembles the following, including the already mentioned header:</text:p>
      <text:list xml:id="list228425274" text:style-name="L6">
        <text:list-item>
          <text:p text:style-name="P25">Block header: 11 bytes structured according to the table above, defining block ID, namespace, type and length.</text:p>
        </text:list-item>
        <text:list-item>
          <text:p text:style-name="P25">Basic required values: a static condensed list of value-only fields where the order and semantics are defined explicitly by the AWD file format specification and where every value is required.</text:p>
        </text:list-item>
        <text:list-item>
          <text:p text:style-name="P25">Optional properties: a dynamic list of key/value pairs defined by the AWD file format specification. See the section “Numeric Attributes” for more info.</text:p>
        </text:list-item>
        <text:list-item>
          <text:p text:style-name="P25">Sub-structure: Lists of logical elements that are hierarchically ordered below this block, but do not have their own blocks, like lists of joints in a skeleton or sub-meshes in a geometry <text:soft-page-break/>block.</text:p>
        </text:list-item>
        <text:list-item>
          <text:p text:style-name="P25">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The zero block ID indicates that a block will never be referenced and that a parser hence is not required to keep it in memory after it is done with it. These blocks are said to be temporary. Blocks with ID greater than zero are said to be persistent.</text:p>
      <text:p text:style-name="Text_20_body">Block IDs must be incremented a single step for each block that has an ID. The first persistent block must have ID 1, and the next persistent block have ID 2. Any temporary blocks (that do not have IDs) do not affect this sequence of IDs.</text:p>
      <text:p text:style-name="Text_20_body">Block references <text:span text:style-name="T1">must always be made backwards</text:span><text:span text:style-name="T2">, meaning that the block with ID N can only reference blocks for which the ID is less than N.</text:span></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TriangleGeometry</text:p>
          </table:table-cell>
          <table:table-cell table:style-name="Table4.D2" table:number-rows-spanne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A2" office:value-type="string">
            <text:p text:style-name="Table_20_Contents">11</text:p>
          </table:table-cell>
          <table:table-cell table:style-name="Table4.C2" office:value-type="string">
            <text:p text:style-name="Table_20_Contents">PrimitiveGeometry</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5"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A2" office:value-type="string">
            <text:p text:style-name="Table_20_Contents">23</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ight</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tandardMaterial</text:p>
          </table:table-cell>
          <table:table-cell table:style-name="Table4.D1" table:number-rows-spanned="3"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style-name="Table4.2">
          <table:table-cell table:style-name="Table4.A2" office:value-type="string">
            <text:p text:style-name="Table_20_Contents">0</text:p>
          </table:table-cell>
          <table:table-cell table:style-name="Table4.A2" office:value-type="string">
            <text:p text:style-name="Table_20_Contents">83</text:p>
          </table:table-cell>
          <table:table-cell table:style-name="Table4.C2" office:value-type="string">
            <text:p text:style-name="Table_20_Contents">CubeTexture</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4"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Meta-data</text:p>
          </table:table-cell>
          <table:covered-table-cell/>
        </table:table-row>
      </table:table>
      <text:p text:style-name="Table">Table <text:sequence text:ref-name="refTable7" text:name="Table" text:formula="ooow:Table+1" style:num-format="1">8</text:sequence>: Block types, type ID's (with namespaces) and categories</text:p>
      <text:p text:style-name="Text_20_body"/>
      <text:h text:style-name="Heading_20_2" text:outline-level="2">Geometry blocks</text:h>
      <text:h text:style-name="Heading_20_3" text:outline-level="3">TriangleGeometry</text:h>
      <text:p text:style-name="Text_20_body">TriangleGeometry blocks contain geometry data for common triangle meshes. They are split into sub-geometries which in turn contain a number of data streams that define the geometry. A triangle geometry block can be referenced by several mesh instances in a scene, so that the same geometry data is used to render several objects saving storage space on disk and in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11</text:p>
          </table:table-cell>
          <table:table-cell table:style-name="Table7.A2" office:value-type="string">
            <text:p text:style-name="P1">BlockHeader</text:p>
          </table:table-cell>
          <table:table-cell table:style-name="Table7.D2" office:value-type="string">
            <text:p text:style-name="Table_20_Contents">As defined in <text:sequence-ref text:reference-format="category-and-value" text:ref-name="refTable5">Table 6</text:sequence-ref>.</text:p>
          </table:table-cell>
        </table:table-row>
        <table:table-row>
          <table:table-cell table:style-name="Table7.A2" office:value-type="string">
            <text:p text:style-name="Table_20_Contents">11</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geometr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Geometry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8" text:name="Table" text:formula="ooow:Table+1" style:num-format="1">9</text:sequence>: Top-level structure of a MeshData block</text:p>
      <text:p text:style-name="Text_20_body">There are no numeric properties for TriangleGeometry blocks in this version of AWD.</text:p>
      <text:h text:style-name="Heading_20_4" text:outline-level="4">Sub-geometry</text:h>
      <text:p text:style-name="Text_20_body">A sub-geometry is a per-material division of a triangle geometry. Sub-geometries are also used by Away3D to split meshes into buffers that do not exceed platform buffer size limits. Sub-geometries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P7">4</text:p>
          </table:table-cell>
          <table:table-cell table:style-name="Table8.A2" office:value-type="string">
            <text:p text:style-name="P7">Variable</text:p>
          </table:table-cell>
          <table:table-cell table:style-name="Table8.A2" office:value-type="string">
            <text:p text:style-name="P8">NumAttrList</text:p>
          </table:table-cell>
          <table:table-cell table:style-name="Table8.D2" office:value-type="string">
            <text:p text:style-name="P7">Sub-mesh properties</text:p>
          </table:table-cell>
        </table:table-row>
        <table:table-row>
          <table:table-cell table:style-name="Table8.A2" office:value-type="string">
            <text:p text:style-name="Table_20_Contents">Variable</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Geometry data streams</text:p>
          </table:table-cell>
        </table:table-row>
        <table:table-row>
          <table:table-cell table:style-name="Table8.A2" office:value-type="string">
            <text:p text:style-name="P7">Variable</text:p>
          </table:table-cell>
          <table:table-cell table:style-name="Table8.A2" office:value-type="string">
            <text:p text:style-name="P7">Variable</text:p>
          </table:table-cell>
          <table:table-cell table:style-name="Table8.A2" office:value-type="string">
            <text:p text:style-name="P8">UserAttrList</text:p>
          </table:table-cell>
          <table:table-cell table:style-name="Table8.D2" office:value-type="string">
            <text:p text:style-name="P7">User attributes.</text:p>
          </table:table-cell>
        </table:table-row>
      </table:table>
      <text:p text:style-name="Table">Table <text:sequence text:ref-name="refTable9" text:name="Table" text:formula="ooow:Table+1" style:num-format="1">10</text:sequence>: Structure of a MeshData block sub-mesh</text:p>
      <text:p text:style-name="Text_20_body">A sub-mesh can contain any number of data streams (as long as it does not exceed the size limit inherited by the 32-bit length field).</text:p>
      <text:h text:style-name="Heading_20_4" text:outline-level="4">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C2" office:value-type="string">
            <text:p text:style-name="Table_20_Contents">1</text:p>
          </table:table-cell>
          <table:table-cell table:style-name="Table9.C2" office:value-type="string">
            <text:p text:style-name="Table_20_Contents">1</text:p>
          </table:table-cell>
          <table:table-cell table:style-name="Table9.C2" office:value-type="string">
            <text:p text:style-name="Table_20_Contents">uint8</text:p>
          </table:table-cell>
          <table:table-cell table:style-name="Table9.D2" office:value-type="string">
            <text:p text:style-name="Table_20_Contents">Content data type.</text:p>
          </table:table-cell>
        </table:table-row>
        <table:table-row>
          <table:table-cell table:style-name="Table9.C2" office:value-type="string">
            <text:p text:style-name="P9">2</text:p>
          </table:table-cell>
          <table:table-cell table:style-name="Table9.A2" office:value-type="float" office:value="4">
            <text:p text:style-name="P9">4</text:p>
          </table:table-cell>
          <table:table-cell table:style-name="Table9.C2" office:value-type="string">
            <text:p text:style-name="P9">uint32</text:p>
          </table:table-cell>
          <table:table-cell table:style-name="Table9.D2" office:value-type="string">
            <text:p text:style-name="P9">Length of data stream in bytes</text:p>
          </table:table-cell>
        </table:table-row>
        <table:table-row>
          <table:table-cell table:style-name="Table9.A2" office:value-type="float" office:value="5">
            <text:p text:style-name="P9">5</text:p>
          </table:table-cell>
          <table:table-cell table:style-name="Table9.C2" office:value-type="string">
            <text:p text:style-name="P9">Variable</text:p>
          </table:table-cell>
          <table:table-cell table:style-name="Table9.C2" office:value-type="string">
            <text:p text:style-name="P9">List of float32/int16</text:p>
          </table:table-cell>
          <table:table-cell table:style-name="Table9.D2" office:value-type="string">
            <text:p text:style-name="P9">Data stream contents</text:p>
          </table:table-cell>
        </table:table-row>
      </table:table>
      <text:p text:style-name="Table">Table <text:sequence text:ref-name="refTable10" text:name="Table" text:formula="ooow:Table+1" style:num-format="1">11</text:sequence>: MeshData data stream structure</text:p>
      <text:p text:style-name="Text_20_body"><text:soft-page-break/>Jidder</text:p>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Stream typ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row>
        <table:table-row>
          <table:table-cell table:style-name="Table15.A5" office:value-type="string">
            <text:p text:style-name="Table_20_Contents">4</text:p>
          </table:table-cell>
          <table:table-cell table:style-name="Table15.B2" office:value-type="string">
            <text:p text:style-name="Table_20_Contents">Vertex normals</text:p>
          </table:table-cell>
        </table:table-row>
        <table:table-row>
          <table:table-cell table:style-name="Table15.A5" office:value-type="string">
            <text:p text:style-name="Table_20_Contents">5</text:p>
          </table:table-cell>
          <table:table-cell table:style-name="Table15.B2" office:value-type="string">
            <text:p text:style-name="Table_20_Contents">Vertex tangents</text:p>
          </table:table-cell>
        </table:table-row>
        <table:table-row>
          <table:table-cell table:style-name="Table15.A5" office:value-type="string">
            <text:p text:style-name="Table_20_Contents">6</text:p>
          </table:table-cell>
          <table:table-cell table:style-name="Table15.B2" office:value-type="string">
            <text:p text:style-name="Table_20_Contents">Joint index</text:p>
          </table:table-cell>
        </table:table-row>
        <table:table-row>
          <table:table-cell table:style-name="Table15.A5" office:value-type="string">
            <text:p text:style-name="Table_20_Contents">7</text:p>
          </table:table-cell>
          <table:table-cell table:style-name="Table15.B2" office:value-type="string">
            <text:p text:style-name="Table_20_Contents">Joint weight</text:p>
          </table:table-cell>
        </table:table-row>
      </table:table>
      <text:p text:style-name="Table">Table <text:sequence text:ref-name="refTable11" text:name="Table" text:formula="ooow:Table+1" style:num-format="1">12</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vertex normals, and vertex tangents data streams</text:h>
      <text:p text:style-name="Text_20_body">All these streams consist of a flattened serialized list of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p text:style-name="P11">In some applications, it makes sense to have more than one set of UV coordinates. This can be achieved simply by including several streams of the UV type in a sub-geometry.</text:p>
      <text:h text:style-name="P27" text:outline-level="5">Content structure of Joint index and weight streams</text:h>
      <text:p text:style-name="P11">The joint index and joint weight streams are used to bind the vertices of a mesh to a joint in a skeleton. They must have the same number of elements. </text:p>
      <text:p text:style-name="P11">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text:soft-page-break/>each vertex can be bound to two joints.</text:p>
      <text:p text:style-name="P11">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11">Continuing the example of N=2, consider the following two streams:</text:p>
      <text:p text:style-name="P14"><text:tab/>Joint indices: 0, 1, 3, 0</text:p>
      <text:p text:style-name="P14"><text:tab/>Joint weights: 0.6, 0.4, 1.0, 0</text:p>
      <text:p text:style-name="P11">The joint weights for the first vertex in the vertex stream are defined by the first two numbers in these streams (since N=2). The first joint to which this vertex is bound is the one with index 0, and the bind is weighted at 0.6. The same vertex is also bound to joint 1, for which the weight is 0.4.</text:p>
      <text:p text:style-name="P11">The second pair in each stream defines the two bindings for the second vertex of this sub-mesh. In this example, this vertex is bound to joint 3 which is weighted at 1.0, and also to joint 0. Note however that this last binding has zero weight, which in practice means that it will be ignored.</text:p>
      <text:p text:style-name="P11">The sum of all weights on a vertex must always be 1.0. In this example the first pair has a sum of 1.0 (0.6 and 0.4) and so does the second pair (1.0 and 0.0), and they are thus both correctly formatted.</text:p>
      <text:p text:style-name="P11">Weights should also be ordered from largest to smallest, so that any zero weights are always at the end. This is because the rendering engine might discard any weights after the first zero weight as a performance optimization. Away3D does this.</text:p>
      <text:p text:style-name="P11">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3" text:outline-level="3">PrimitiveGeometry</text:h>
      <text:p text:style-name="Text_20_body">Primitive blocks are a type of geometry meta-data block in that it doesn't actually contain any geometry data. Rather, the meta-data in the block defines the type of primitive and it's properties, and the actual geometry is re-constructed by the receiving end using these properties.</text:p>
      <text:p text:style-name="Text_20_body">The primitive block defines a field for the primitive type followed by a numeric attribute list defining properties such as dimensions, geometric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string">
            <text:p text:style-name="Table_20_Contents">0</text:p>
          </table:table-cell>
          <table:table-cell table:style-name="Table17.A2" office:value-type="string">
            <text:p text:style-name="Table_20_Contents">11</text:p>
          </table:table-cell>
          <table:table-cell table:style-name="Table17.A2" office:value-type="string">
            <text:p text:style-name="P1">BlockHeader</text:p>
          </table:table-cell>
          <table:table-cell table:style-name="Table17.D2" office:value-type="string">
            <text:p text:style-name="Table_20_Contents">As defined in <text:sequence-ref text:reference-format="category-and-value" text:ref-name="refTable5">Table 6</text:sequence-ref>.</text:p>
          </table:table-cell>
        </table:table-row>
        <table:table-row>
          <table:table-cell table:style-name="Table17.A2" office:value-type="string">
            <text:p text:style-name="Table_20_Contents">11</text:p>
          </table:table-cell>
          <table:table-cell table:style-name="Table17.B3" office:value-type="float" office:value="1">
            <text:p text:style-name="Table_20_Contents">1</text:p>
          </table:table-cell>
          <table:table-cell table:style-name="Table17.A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string">
            <text:p text:style-name="Table_20_Contents">12</text:p>
          </table:table-cell>
          <table:table-cell table:style-name="Table17.A2" office:value-type="string">
            <text:p text:style-name="Table_20_Contents">Variable</text:p>
          </table:table-cell>
          <table:table-cell table:style-name="Table17.A2" office:value-type="string">
            <text:p text:style-name="P1">NumAttrList</text:p>
          </table:table-cell>
          <table:table-cell table:style-name="Table17.D2" office:value-type="string">
            <text:p text:style-name="Table_20_Contents">Primitive properties.</text:p>
          </table:table-cell>
        </table:table-row>
        <table:table-row>
          <table:table-cell table:style-name="Table17.A2" office:value-type="string">
            <text:p text:style-name="Table_20_Contents">Variable</text:p>
          </table:table-cell>
          <table:table-cell table:style-name="Table17.A2" office:value-type="string">
            <text:p text:style-name="Table_20_Contents">Variable</text:p>
          </table:table-cell>
          <table:table-cell table:style-name="Table17.A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2" text:name="Table" text:formula="ooow:Table+1" style:num-format="1">13</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ext:soft-page-break/>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
      <text:p text:style-name="Table">Table <text:sequence text:ref-name="refTable13" text:name="Table" text:formula="ooow:Table+1" style:num-format="1">14</text:sequence>: Primitive types.</text:p>
      <text:p text:style-name="Text_20_body">The numeric properties are defined by the following table. Some properties are limited to a specific primitive or set of primitives. The "relevant for" column declares when this is the case, and any semantic differences for a property depending on primitive type is described in the description column.</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A1" office:value-type="string">
            <text:p text:style-name="Table_20_Heading">Relevant for</text:p>
          </table:table-cell>
          <table:table-cell table:style-name="Table19.E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B2" office:value-type="string">
            <text:p text:style-name="Table_20_Contents">Plane, cube</text:p>
          </table:table-cell>
          <table:table-cell table:style-name="Table19.E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B2" office:value-type="string">
            <text:p text:style-name="Table_20_Contents">Plane, cube, cylinder</text:p>
          </table:table-cell>
          <table:table-cell table:style-name="Table19.E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B2" office:value-type="string">
            <text:p text:style-name="Table_20_Contents">Cube</text:p>
          </table:table-cell>
          <table:table-cell table:style-name="Table19.E2" office:value-type="string">
            <text:p text:style-name="Table_20_Contents">Total depth of the primitive (Z axis).</text:p>
          </table:table-cell>
        </table:table-row>
        <table:table-row>
          <table:table-cell table:style-name="Table19.B2" office:value-type="string">
            <text:p text:style-name="Table_20_Contents">4</text:p>
          </table:table-cell>
          <table:table-cell table:style-name="Table19.B2" office:value-type="string">
            <text:p text:style-name="Table_20_Contents">Radius (default)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Sphere, cylinder</text:p>
          </table:table-cell>
          <table:table-cell table:style-name="Table19.E2" office:value-type="string">
            <text:p text:style-name="Table_20_Contents">Radius of a sphere or cylinder primitive. When used on a cylinder, defines the overall, or "default" radius, which can be overridden by the more specific top/bottom radii. See note at <text:span text:style-name="Footnote_20_anchor">1</text:span>.</text:p>
          </table:table-cell>
        </table:table-row>
        <table:table-row>
          <table:table-cell table:style-name="Table19.B2" office:value-type="string">
            <text:p text:style-name="Table_20_Contents">5</text:p>
          </table:table-cell>
          <table:table-cell table:style-name="Table19.B2" office:value-type="string">
            <text:p text:style-name="Table_20_Contents">Radius (top)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Top radius of a cylinder. Overrides default radius (property 4) if one exists.</text:p>
          </table:table-cell>
        </table:table-row>
        <table:table-row>
          <table:table-cell table:style-name="Table19.B2" office:value-type="string">
            <text:p text:style-name="Table_20_Contents">6</text:p>
          </table:table-cell>
          <table:table-cell table:style-name="Table19.B2" office:value-type="string">
            <text:p text:style-name="Table_20_Contents">Radius (bottom)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Bottom radius of a cylinder. Overrides default radius (property 4) if one exists.</text:p>
          </table:table-cell>
        </table:table-row>
        <table:table-row>
          <table:table-cell table:style-name="Table19.B2" office:value-type="string">
            <text:p text:style-name="Table_20_Contents">7</text:p>
          </table:table-cell>
          <table:table-cell table:style-name="Table19.B2" office:value-type="string">
            <text:p text:style-name="Table_20_Contents">Segments (W)</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width/X axis on plane and cube primitives, or number of sectors on sphere, cylinder and cone primitives.</text:p>
          </table:table-cell>
        </table:table-row>
        <table:table-row>
          <table:table-cell table:style-name="Table19.B2" office:value-type="string">
            <text:p text:style-name="Table_20_Contents">8</text:p>
          </table:table-cell>
          <table:table-cell table:style-name="Table19.B2" office:value-type="string">
            <text:p text:style-name="Table_20_Contents">Segments (H)</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height/Y axis on all primitives.</text:p>
          </table:table-cell>
        </table:table-row>
        <table:table-row>
          <table:table-cell table:style-name="Table19.B2" office:value-type="string">
            <text:p text:style-name="Table_20_Contents">9</text:p>
          </table:table-cell>
          <table:table-cell table:style-name="Table19.B2" office:value-type="string">
            <text:p text:style-name="Table_20_Contents">Segments (D)</text:p>
          </table:table-cell>
          <table:table-cell table:style-name="Table19.B2" office:value-type="string">
            <text:p text:style-name="Table_20_Contents">uint16</text:p>
          </table:table-cell>
          <table:table-cell table:style-name="Table19.B2" office:value-type="string">
            <text:p text:style-name="Table_20_Contents">Cube</text:p>
          </table:table-cell>
          <table:table-cell table:style-name="Table19.E2" office:value-type="string">
            <text:p text:style-name="Table_20_Contents">Number of segments on the depth/Z axis.</text:p>
          </table:table-cell>
        </table:table-row>
        <table:table-row>
          <table:table-cell table:style-name="Table19.B2" office:value-type="string">
            <text:p text:style-name="Table_20_Contents">10</text:p>
          </table:table-cell>
          <table:table-cell table:style-name="Table19.B2" office:value-type="string">
            <text:p text:style-name="Table_20_Contents">Top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top end of a cylinder should be closed, forming a cone.</text:p>
          </table:table-cell>
        </table:table-row>
        <table:table-row>
          <table:table-cell table:style-name="Table19.B2" office:value-type="string">
            <text:p text:style-name="Table_20_Contents">11</text:p>
          </table:table-cell>
          <table:table-cell table:style-name="Table19.B2" office:value-type="string">
            <text:p text:style-name="Table_20_Contents">Bottom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bottom end of a cylinder should be closed, forming a cone.</text:p>
          </table:table-cell>
        </table:table-row>
        <table:table-row>
          <table:table-cell table:style-name="Table19.B2" office:value-type="string">
            <text:p text:style-name="Table_20_Contents">12</text:p>
          </table:table-cell>
          <table:table-cell table:style-name="Table19.B2" office:value-type="string">
            <text:p text:style-name="Table_20_Contents">Y up</text:p>
          </table:table-cell>
          <table:table-cell table:style-name="Table19.B2" office:value-type="string">
            <text:p text:style-name="Table_20_Contents">bool</text:p>
          </table:table-cell>
          <table:table-cell table:style-name="Table19.B2" office:value-type="string">
            <text:p text:style-name="Table_20_Contents">Plane, Sphere, Cylinder</text:p>
          </table:table-cell>
          <table:table-cell table:style-name="Table19.E2" office:value-type="string">
            <text:p text:style-name="Table_20_Contents">Defines whether the primitive should be created such that the "up" axis of the mesh aligns with the Y axis. On planes and cylinders, the up axis is the "height" axis. On a sphere, the up axis is defined as that which intersects the sphere's poles.</text:p>
          </table:table-cell>
        </table:table-row>
      </table:table>
      <text:p text:style-name="Table">Table <text:sequence text:ref-name="refTable14" text:name="Table" text:formula="ooow:Table+1" style:num-format="1">15</text:sequence>: Primitive block properties.</text:p>
      <text:p text:style-name="Text_20_body"><text:span text:style-name="Footnote_20_anchor">1 </text:span>The top, bottom and default radius properties on a cylinder are related to each other such that if either top or bottom radius has been defined and the other is missing, the undefined radius must be assumed to be the same as the default radius if on has been defined. If no default radius has been defined, an undefined top or bottom radius must be assumed to have the same value as the other which has been defined. If neither of the three properties have been defined, the default value can be decided by the parser.</text:p>
      <text:p text:style-name="P11">Jidder</text:p>
      <text:h text:style-name="Heading_20_2" text:outline-level="2"><text:soft-page-break/>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a previou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5" text:name="Table" text:formula="ooow:Table+1" style:num-format="1">16</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11</text:p>
          </table:table-cell>
          <table:table-cell table:style-name="Table28.A2" office:value-type="string">
            <text:p text:style-name="P1">BlockHeader</text:p>
          </table:table-cell>
          <table:table-cell table:style-name="Table28.D2" office:value-type="string">
            <text:p text:style-name="Table_20_Contents">As defined in <text:sequence-ref text:reference-format="category-and-value" text:ref-name="refTable5">Table 6</text:sequence-ref>.</text:p>
          </table:table-cell>
        </table:table-row>
        <table:table-row>
          <table:table-cell table:style-name="Table28.A2" office:value-type="string">
            <text:p text:style-name="Table_20_Contents">11</text:p>
          </table:table-cell>
          <table:table-cell table:style-name="Table28.A2" office:value-type="string">
            <text:p text:style-name="Table_20_Contents">Variable</text:p>
          </table:table-cell>
          <table:table-cell table:style-name="Table28.A2" office:value-type="string">
            <text:p text:style-name="P1">SceneHeader</text:p>
          </table:table-cell>
          <table:table-cell table:style-name="Table28.D2" office:value-type="string">
            <text:p text:style-name="Table_20_Contents">As defined in <text:sequence-ref text:reference-format="category-and-value" text:ref-name="refTable15">Table 16</text:sequence-ref>.</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6" text:name="Table" text:formula="ooow:Table+1" style:num-format="1">17</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ext:soft-page-break/>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11</text:p>
          </table:table-cell>
          <table:table-cell table:style-name="Table29.A2" office:value-type="string">
            <text:p text:style-name="P1">BlockHeader</text:p>
          </table:table-cell>
          <table:table-cell table:style-name="Table29.D2" office:value-type="string">
            <text:p text:style-name="Table_20_Contents">As defined in <text:sequence-ref text:reference-format="category-and-value" text:ref-name="refTable5">Table 6</text:sequence-ref>.</text:p>
          </table:table-cell>
        </table:table-row>
        <table:table-row>
          <table:table-cell table:style-name="Table29.A2" office:value-type="string">
            <text:p text:style-name="Table_20_Contents">11</text:p>
          </table:table-cell>
          <table:table-cell table:style-name="Table29.A2" office:value-type="string">
            <text:p text:style-name="Table_20_Contents">Variable</text:p>
          </table:table-cell>
          <table:table-cell table:style-name="Table29.A2" office:value-type="string">
            <text:p text:style-name="P1">SceneHeader</text:p>
          </table:table-cell>
          <table:table-cell table:style-name="Table29.D2" office:value-type="string">
            <text:p text:style-name="Table_20_Contents">As defined in <text:sequence-ref text:reference-format="category-and-value" text:ref-name="refTable15">Table 16</text:sequence-ref>.</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7" text:name="Table" text:formula="ooow:Table+1" style:num-format="1">18</text:sequence>: Container block fields (in addition to common scene object fields).</text:p>
      <text:h text:style-name="Heading_20_3" text:outline-level="3">Light</text:h>
      <text:p text:style-name="Text_20_body">Light blocks represent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string">
            <text:p text:style-name="Table_20_Contents">0</text:p>
          </table:table-cell>
          <table:table-cell table:style-name="Table20.A2" office:value-type="string">
            <text:p text:style-name="Table_20_Contents">11</text:p>
          </table:table-cell>
          <table:table-cell table:style-name="Table20.A2" office:value-type="string">
            <text:p text:style-name="P1">BlockHeader</text:p>
          </table:table-cell>
          <table:table-cell table:style-name="Table20.D2" office:value-type="string">
            <text:p text:style-name="Table_20_Contents">As defined in <text:sequence-ref text:reference-format="category-and-value" text:ref-name="refTable5">Table 6</text:sequence-ref>.</text:p>
          </table:table-cell>
        </table:table-row>
        <table:table-row>
          <table:table-cell table:style-name="Table20.A2" office:value-type="string">
            <text:p text:style-name="Table_20_Contents">11</text:p>
          </table:table-cell>
          <table:table-cell table:style-name="Table20.A2" office:value-type="string">
            <text:p text:style-name="Table_20_Contents">Variable</text:p>
          </table:table-cell>
          <table:table-cell table:style-name="Table20.A2" office:value-type="string">
            <text:p text:style-name="P1">SceneHeader</text:p>
          </table:table-cell>
          <table:table-cell table:style-name="Table20.D2" office:value-type="string">
            <text:p text:style-name="Table_20_Contents">As defined in <text:sequence-ref text:reference-format="category-and-value" text:ref-name="refTable15">Table 16</text:sequence-ref>.</text:p>
          </table:table-cell>
        </table:table-row>
        <table:table-row>
          <table:table-cell table:style-name="Table20.A2" office:value-type="string">
            <text:p text:style-name="Table_20_Contents">Variable</text:p>
          </table:table-cell>
          <table:table-cell table:style-name="Table20.B4" office:value-type="float" office:value="1">
            <text:p text:style-name="Table_20_Contents">1</text:p>
          </table:table-cell>
          <table:table-cell table:style-name="Table20.A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string">
            <text:p text:style-name="Table_20_Contents">Variable</text:p>
          </table:table-cell>
          <table:table-cell table:style-name="Table20.A2" office:value-type="string">
            <text:p text:style-name="Table_20_Contents">Variable</text:p>
          </table:table-cell>
          <table:table-cell table:style-name="Table20.A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A2" office:value-type="string">
            <text:p text:style-name="Table_20_Contents">Variable</text:p>
          </table:table-cell>
          <table:table-cell table:style-name="Table20.A2" office:value-type="string">
            <text:p text:style-name="Table_20_Contents">Variable</text:p>
          </table:table-cell>
          <table:table-cell table:style-name="Table20.A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8" text:name="Table" text:formula="ooow:Table+1" style:num-format="1">19</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B2" office:value-type="string">
            <text:p text:style-name="Table_20_Contents">3</text:p>
          </table:table-cell>
          <table:table-cell table:style-name="Table21.B2" office:value-type="string">
            <text:p text:style-name="Table_20_Contents">Color</text:p>
          </table:table-cell>
          <table:table-cell table:style-name="Table21.B2" office:value-type="string">
            <text:p text:style-name="Table_20_Contents">color</text:p>
          </table:table-cell>
          <table:table-cell table:style-name="Table21.D2" office:value-type="string">
            <text:p text:style-name="Table_20_Contents">Color of the light.</text:p>
          </table:table-cell>
        </table:table-row>
        <table:table-row>
          <table:table-cell table:style-name="Table21.B2" office:value-type="string">
            <text:p text:style-name="Table_20_Contents">4</text:p>
          </table:table-cell>
          <table:table-cell table:style-name="Table21.B2" office:value-type="string">
            <text:p text:style-name="Table_20_Contents">Specular intensity</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B2" office:value-type="string">
            <text:p text:style-name="Table_20_Contents">5</text:p>
          </table:table-cell>
          <table:table-cell table:style-name="Table21.B2" office:value-type="string">
            <text:p text:style-name="Table_20_Contents">Diffuse intensity</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row>
          <table:table-cell table:style-name="Table21.B2" office:value-type="string">
            <text:p text:style-name="Table_20_Contents">6</text:p>
          </table:table-cell>
          <table:table-cell table:style-name="Table21.B2" office:value-type="string">
            <text:p text:style-name="Table_20_Contents">Casts shadows</text:p>
          </table:table-cell>
          <table:table-cell table:style-name="Table21.B2" office:value-type="string">
            <text:p text:style-name="Table_20_Contents">bool</text:p>
          </table:table-cell>
          <table:table-cell table:style-name="Table21.D2" office:value-type="string">
            <text:p text:style-name="Table_20_Contents">Defines whether this light can cast shadows onto surfaces with compatible materials.</text:p>
          </table:table-cell>
        </table:table-row>
      </table:table>
      <text:p text:style-name="Table">Table <text:sequence text:ref-name="refTable19" text:name="Table" text:formula="ooow:Table+1" style:num-format="1">20</text:sequence>: Lamp block properties.</text:p>
      <text:p text:style-name="Text_20_body"><text:soft-page-break/></text:p>
      <text:h text:style-name="Heading_20_3" text:outline-level="3">Camera</text:h>
      <text:p text:style-name="Text_20_body">Camera blocks in AWD documents represent any type of camera supported by the format specification. The type of lens is the only required field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string">
            <text:p text:style-name="Table_20_Contents">0</text:p>
          </table:table-cell>
          <table:table-cell table:style-name="Table22.A2" office:value-type="string">
            <text:p text:style-name="Table_20_Contents">11</text:p>
          </table:table-cell>
          <table:table-cell table:style-name="Table22.A2" office:value-type="string">
            <text:p text:style-name="P1">BlockHeader</text:p>
          </table:table-cell>
          <table:table-cell table:style-name="Table22.D2" office:value-type="string">
            <text:p text:style-name="Table_20_Contents">As defined in <text:sequence-ref text:reference-format="category-and-value" text:ref-name="refTable5">Table 6</text:sequence-ref>.</text:p>
          </table:table-cell>
        </table:table-row>
        <table:table-row>
          <table:table-cell table:style-name="Table22.A2" office:value-type="string">
            <text:p text:style-name="Table_20_Contents">11</text:p>
          </table:table-cell>
          <table:table-cell table:style-name="Table22.A2" office:value-type="string">
            <text:p text:style-name="Table_20_Contents">Variable</text:p>
          </table:table-cell>
          <table:table-cell table:style-name="Table22.A2" office:value-type="string">
            <text:p text:style-name="P1">SceneHeader</text:p>
          </table:table-cell>
          <table:table-cell table:style-name="Table22.D2" office:value-type="string">
            <text:p text:style-name="Table_20_Contents">As defined in <text:sequence-ref text:reference-format="category-and-value" text:ref-name="refTable15">Table 16</text:sequence-ref>.</text:p>
          </table:table-cell>
        </table:table-row>
        <table:table-row>
          <table:table-cell table:style-name="Table22.A2" office:value-type="string">
            <text:p text:style-name="Table_20_Contents">Variable</text:p>
          </table:table-cell>
          <table:table-cell table:style-name="Table22.B4" office:value-type="float" office:value="1">
            <text:p text:style-name="Table_20_Contents">1</text:p>
          </table:table-cell>
          <table:table-cell table:style-name="Table22.A2" office:value-type="string">
            <text:p text:style-name="P1">uint8</text:p>
          </table:table-cell>
          <table:table-cell table:style-name="Table22.D2" office:value-type="string">
            <text:p text:style-name="Table_20_Contents">Lens/perspective type.</text:p>
            <text:p text:style-name="Table_20_Contents">1: Perspective lens</text:p>
            <text:p text:style-name="Table_20_Contents">2: Orthographic</text:p>
          </table:table-cell>
        </table:table-row>
        <table:table-row>
          <table:table-cell table:style-name="Table22.A2" office:value-type="string">
            <text:p text:style-name="Table_20_Contents">Variable</text:p>
          </table:table-cell>
          <table:table-cell table:style-name="Table22.A2" office:value-type="string">
            <text:p text:style-name="Table_20_Contents">Variable</text:p>
          </table:table-cell>
          <table:table-cell table:style-name="Table22.A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A2" office:value-type="string">
            <text:p text:style-name="Table_20_Contents">Variable</text:p>
          </table:table-cell>
          <table:table-cell table:style-name="Table22.A2" office:value-type="string">
            <text:p text:style-name="Table_20_Contents">Variable</text:p>
          </table:table-cell>
          <table:table-cell table:style-name="Table22.A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20" text:name="Table" text:formula="ooow:Table+1" style:num-format="1">21</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
      <text:p text:style-name="Table">Table <text:sequence text:ref-name="refTable21" text:name="Table" text:formula="ooow:Table+1" style:num-format="1">22</text:sequence>: Camera block properties.</text:p>
      <text:h text:style-name="Heading_20_3" text:outline-level="3">MeshInstance</text:h>
      <text:p text:style-name="Text_20_body">MeshInstance blocks define what is probably the most common item in a scene, mesh objects. The geometry is defined by a geometry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string">
            <text:p text:style-name="Table_20_Contents">0</text:p>
          </table:table-cell>
          <table:table-cell table:style-name="Table33.A2" office:value-type="string">
            <text:p text:style-name="Table_20_Contents">11</text:p>
          </table:table-cell>
          <table:table-cell table:style-name="Table33.A2" office:value-type="string">
            <text:p text:style-name="P1">BlockHeader</text:p>
          </table:table-cell>
          <table:table-cell table:style-name="Table33.D2" office:value-type="string">
            <text:p text:style-name="Table_20_Contents">As defined in <text:sequence-ref text:reference-format="category-and-value" text:ref-name="refTable5">Table 6</text:sequence-ref>.</text:p>
          </table:table-cell>
        </table:table-row>
        <table:table-row>
          <table:table-cell table:style-name="Table33.A2" office:value-type="string">
            <text:p text:style-name="Table_20_Contents">11</text:p>
          </table:table-cell>
          <table:table-cell table:style-name="Table33.A2" office:value-type="string">
            <text:p text:style-name="Table_20_Contents">Variable</text:p>
          </table:table-cell>
          <table:table-cell table:style-name="Table33.A2" office:value-type="string">
            <text:p text:style-name="P1">SceneHeader</text:p>
          </table:table-cell>
          <table:table-cell table:style-name="Table33.D2" office:value-type="string">
            <text:p text:style-name="Table_20_Contents">As defined in <text:sequence-ref text:reference-format="category-and-value" text:ref-name="refTable15">Table 16</text:sequence-ref>.</text:p>
          </table:table-cell>
        </table:table-row>
        <table:table-row>
          <table:table-cell table:style-name="Table33.A2" office:value-type="string">
            <text:p text:style-name="Table_20_Contents">Variable</text:p>
          </table:table-cell>
          <table:table-cell table:style-name="Table33.B4" office:value-type="float" office:value="4">
            <text:p text:style-name="Table_20_Contents">4</text:p>
          </table:table-cell>
          <table:table-cell table:style-name="Table33.A2" office:value-type="string">
            <text:p text:style-name="P2">BlockAddr</text:p>
          </table:table-cell>
          <table:table-cell table:style-name="Table33.D2" office:value-type="string">
            <text:p text:style-name="Table_20_Contents">ID of mesh data block.</text:p>
          </table:table-cell>
        </table:table-row>
        <table:table-row>
          <table:table-cell table:style-name="Table33.A2" office:value-type="string">
            <text:p text:style-name="Table_20_Contents">Variable</text:p>
          </table:table-cell>
          <table:table-cell table:style-name="Table33.A2" office:value-type="string">
            <text:p text:style-name="Table_20_Contents">2</text:p>
          </table:table-cell>
          <table:table-cell table:style-name="Table33.A2" office:value-type="string">
            <text:p text:style-name="P2">uint16</text:p>
          </table:table-cell>
          <table:table-cell table:style-name="Table33.D2" office:value-type="string">
            <text:p text:style-name="Table_20_Contents">Number of materials</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2">List of BlockAddr</text:p>
          </table:table-cell>
          <table:table-cell table:style-name="Table33.D2" office:value-type="string">
            <text:p text:style-name="Table_20_Contents">Material IDs</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2" text:name="Table" text:formula="ooow:Table+1" style:num-format="1">23</text:sequence>: MeshInstance fields (in addition to common scene object fields.)</text:p>
      <text:p text:style-name="Text_20_body">There are no properties available for mesh instances in this version of the format.</text:p>
      <text:h text:style-name="Heading_20_2" text:outline-level="2">Material blocks</text:h>
      <text:h text:style-name="Heading_20_3" text:outline-level="3">BitmapTexture block</text:h>
      <text:p text:style-name="Text_20_body">The bitmap texture block defines a bitmap, either as an external file or as embedded image data, that can be referenced and used by other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11</text:p>
          </table:table-cell>
          <table:table-cell table:style-name="Table6.A2" office:value-type="string">
            <text:p text:style-name="P1">BlockHeader</text:p>
          </table:table-cell>
          <table:table-cell table:style-name="Table6.D2" office:value-type="string">
            <text:p text:style-name="Table_20_Contents">As defined in <text:sequence-ref text:reference-format="category-and-value" text:ref-name="refTable5">Table 6</text:sequence-ref>.</text:p>
          </table:table-cell>
        </table:table-row>
        <table:table-row>
          <table:table-cell table:style-name="Table6.A2" office:value-type="string">
            <text:p text:style-name="Table_20_Contents">11</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4"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4"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able">Table <text:sequence text:ref-name="refTable23" text:name="Table" text:formula="ooow:Table+1" style:num-format="1">24</text:sequence>: Texture block fields</text:p>
      <text:p text:style-name="Text_20_body">Jidder</text:p>
      <text:h text:style-name="Heading_20_3" text:outline-level="3"><text:soft-page-break/>CubeTexture block</text:h>
      <text:p text:style-name="Text_20_body">Jidder</text:p>
      <text:p text:style-name="Text_20_body"/>
      <table:table table:name="Table71" table:style-name="Table71">
        <table:table-column table:style-name="Table71.A" table:number-columns-repeated="3"/>
        <table:table-column table:style-name="Table71.D"/>
        <table:table-row>
          <table:table-cell table:style-name="Table71.A1" office:value-type="string">
            <text:p text:style-name="Table_20_Heading">Offset</text:p>
          </table:table-cell>
          <table:table-cell table:style-name="Table71.A1" office:value-type="string">
            <text:p text:style-name="Table_20_Heading">Size</text:p>
          </table:table-cell>
          <table:table-cell table:style-name="Table71.A1" office:value-type="string">
            <text:p text:style-name="Table_20_Heading">Type</text:p>
          </table:table-cell>
          <table:table-cell table:style-name="Table71.D1" office:value-type="string">
            <text:p text:style-name="Table_20_Heading">Description</text:p>
          </table:table-cell>
        </table:table-row>
        <table:table-row>
          <table:table-cell table:style-name="Table71.A2" office:value-type="string">
            <text:p text:style-name="Table_20_Contents">0</text:p>
          </table:table-cell>
          <table:table-cell table:style-name="Table71.A2" office:value-type="string">
            <text:p text:style-name="Table_20_Contents">11</text:p>
          </table:table-cell>
          <table:table-cell table:style-name="Table71.A2" office:value-type="string">
            <text:p text:style-name="P1">BlockHeader</text:p>
          </table:table-cell>
          <table:table-cell table:style-name="Table71.D2" office:value-type="string">
            <text:p text:style-name="Table_20_Contents">As defined in <text:sequence-ref text:reference-format="category-and-value" text:ref-name="refTable5">Table 6</text:sequence-ref>.</text:p>
          </table:table-cell>
        </table:table-row>
        <table:table-row>
          <table:table-cell table:style-name="Table71.A2" office:value-type="string">
            <text:p text:style-name="Table_20_Contents">11</text:p>
          </table:table-cell>
          <table:table-cell table:style-name="Table71.A2" office:value-type="string">
            <text:p text:style-name="Table_20_Contents">Variable</text:p>
          </table:table-cell>
          <table:table-cell table:style-name="Table71.A2" office:value-type="string">
            <text:p text:style-name="P1">VarString</text:p>
          </table:table-cell>
          <table:table-cell table:style-name="Table71.D2" office:value-type="string">
            <text:p text:style-name="Table_20_Contents">Look-up name</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X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X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Y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Y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Z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Z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Variable</text:p>
          </table:table-cell>
          <table:table-cell table:style-name="Table71.A2" office:value-type="string">
            <text:p text:style-name="P1">NumAttrList</text:p>
          </table:table-cell>
          <table:table-cell table:style-name="Table71.D2" office:value-type="string">
            <text:p text:style-name="Table_20_Contents">CubeTexture properties (none in this version.)</text:p>
          </table:table-cell>
        </table:table-row>
        <table:table-row>
          <table:table-cell table:style-name="Table71.A2" office:value-type="string">
            <text:p text:style-name="Table_20_Contents">Variable</text:p>
          </table:table-cell>
          <table:table-cell table:style-name="Table71.A2" office:value-type="string">
            <text:p text:style-name="Table_20_Contents">Variable</text:p>
          </table:table-cell>
          <table:table-cell table:style-name="Table71.A2" office:value-type="string">
            <text:p text:style-name="P1">UserAttrList</text:p>
          </table:table-cell>
          <table:table-cell table:style-name="Table71.D2" office:value-type="string">
            <text:p text:style-name="Table_20_Contents">CubeTexture user attributes.</text:p>
          </table:table-cell>
        </table:table-row>
      </table:table>
      <text:p text:style-name="Table">Table <text:sequence text:ref-name="refTable24" text:name="Table" text:formula="ooow:Table+1" style:num-format="1">25</text:sequence>: CubeTexture block fields</text:p>
      <text:p text:style-name="Text_20_body">Jidder</text:p>
      <text:h text:style-name="Heading_20_3" text:outline-level="3">Simple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11</text:p>
          </table:table-cell>
          <table:table-cell table:style-name="Table51.A2" office:value-type="string">
            <text:p text:style-name="P1">BlockHeader</text:p>
          </table:table-cell>
          <table:table-cell table:style-name="Table51.D2" office:value-type="string">
            <text:p text:style-name="Table_20_Contents">As defined in <text:sequence-ref text:reference-format="category-and-value" text:ref-name="refTable5">Table 6</text:sequence-ref>.</text:p>
          </table:table-cell>
        </table:table-row>
        <table:table-row>
          <table:table-cell table:style-name="Table51.A2" office:value-type="string">
            <text:p text:style-name="Table_20_Contents">11</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4"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text:soft-page-break/>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1</text:p>
          </table:table-cell>
          <table:table-cell table:style-name="Table51.A2" office:value-type="string">
            <text:p text:style-name="P4">uint8</text:p>
          </table:table-cell>
          <table:table-cell table:style-name="Table51.D2" office:value-type="string">
            <text:p text:style-name="Table_20_Contents">Number of shading methods.</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List of ShaderMethod</text:p>
          </table:table-cell>
          <table:table-cell table:style-name="Table51.D2" office:value-type="string">
            <text:p text:style-name="Table_20_Contents">List of shader method elements, the length of which is defined by the preceding integer field.</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color</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11</text:p>
          </table:table-cell>
          <table:table-cell table:style-name="Table53.B2" office:value-type="string">
            <text:p text:style-name="Table_20_Contents">Alpha blending</text:p>
          </table:table-cell>
          <table:table-cell table:style-name="Table53.B2" office:value-type="string">
            <text:p text:style-name="P4">bool</text:p>
          </table:table-cell>
          <table:table-cell table:style-name="Table53.D2" office:value-type="string">
            <text:p text:style-name="Table_20_Contents">Defines whether alpha blending (semi-transparency) should be enabled for this material.</text:p>
          </table:table-cell>
        </table:table-row>
        <table:table-row>
          <table:table-cell table:style-name="Table53.B2" office:value-type="string">
            <text:p text:style-name="Table_20_Contents">12</text:p>
          </table:table-cell>
          <table:table-cell table:style-name="Table53.B2" office:value-type="string">
            <text:p text:style-name="Table_20_Contents">Binary alpha <text:s/>threshold</text:p>
          </table:table-cell>
          <table:table-cell table:style-name="Table53.B2" office:value-type="string">
            <text:p text:style-name="P4">float32</text:p>
          </table:table-cell>
          <table:table-cell table:style-name="Table53.D2" office:value-type="string">
            <text:p text:style-name="Table_20_Contents">Defines a cut-off threshold for the alpha channel when not using alpha blending. Pixels with alpha over this value will be fully opaque, and all other pixels will be completely transparent.</text:p>
          </table:table-cell>
        </table:table-row>
        <table:table-row>
          <table:table-cell table:style-name="Table53.B2" office:value-type="string">
            <text:p text:style-name="Table_20_Contents">13</text:p>
          </table:table-cell>
          <table:table-cell table:style-name="Table53.B2" office:value-type="string">
            <text:p text:style-name="Table_20_Contents">Repeat</text:p>
          </table:table-cell>
          <table:table-cell table:style-name="Table53.B2" office:value-type="string">
            <text:p text:style-name="P4">bool</text:p>
          </table:table-cell>
          <table:table-cell table:style-name="Table53.D2" office:value-type="string">
            <text:p text:style-name="Table_20_Contents">Defines whether to repeat this material over the surface of meshes for which the UV coordinates are outside the 0-1 span.</text:p>
          </table:table-cell>
        </table:table-row>
      </table:table>
      <text:p text:style-name="Table">Table <text:sequence text:ref-name="refTable25" text:name="Table" text:formula="ooow:Table+1" style:num-format="1">26</text:sequence>: Dynamic properties for material blocks.</text:p>
      <text:h text:style-name="Heading_20_4" text:outline-level="4">Shading method elements</text:h>
      <text:p text:style-name="Text_20_body">A shading method defines a way that a material's surface is rendered, e.g. with regards to light. Some methods require special treatment, e.g. diffuse and specular shading methods, and for this reason shading methods are sorted into different categories. </text:p>
      <text:p text:style-name="Text_20_body"/>
      <table:table table:name="Table24" table:style-name="Table24">
        <table:table-column table:style-name="Table24.A" table:number-columns-repeated="3"/>
        <table:table-column table:style-name="Table24.D"/>
        <table:table-row>
          <table:table-cell table:style-name="Table24.A1" office:value-type="string">
            <text:p text:style-name="Table_20_Heading">Offset</text:p>
          </table:table-cell>
          <table:table-cell table:style-name="Table24.A1" office:value-type="string">
            <text:p text:style-name="Table_20_Heading">Siz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string">
            <text:p text:style-name="Table_20_Contents">0</text:p>
          </table:table-cell>
          <table:table-cell table:style-name="Table24.A2" office:value-type="string">
            <text:p text:style-name="Table_20_Contents">2</text:p>
          </table:table-cell>
          <table:table-cell table:style-name="Table24.A2" office:value-type="string">
            <text:p text:style-name="P4">uint16</text:p>
          </table:table-cell>
          <table:table-cell table:style-name="Table24.D2" office:value-type="string">
            <text:p text:style-name="Table_20_Contents">Method type, see <text:soft-page-break/>separate table.</text:p>
          </table:table-cell>
        </table:table-row>
        <table:table-row>
          <table:table-cell table:style-name="Table24.A2" office:value-type="string">
            <text:p text:style-name="Table_20_Contents">2</text:p>
          </table:table-cell>
          <table:table-cell table:style-name="Table24.A2" office:value-type="string">
            <text:p text:style-name="Table_20_Contents">Variable</text:p>
          </table:table-cell>
          <table:table-cell table:style-name="Table24.A2" office:value-type="string">
            <text:p text:style-name="P1">NumAttrList</text:p>
          </table:table-cell>
          <table:table-cell table:style-name="Table24.D2" office:value-type="string">
            <text:p text:style-name="Table_20_Contents">Shading method properties (see separate table.)</text:p>
          </table:table-cell>
        </table:table-row>
        <table:table-row>
          <table:table-cell table:style-name="Table24.A2" office:value-type="string">
            <text:p text:style-name="Table_20_Contents">Variable</text:p>
          </table:table-cell>
          <table:table-cell table:style-name="Table24.A2" office:value-type="string">
            <text:p text:style-name="Table_20_Contents">Variable</text:p>
          </table:table-cell>
          <table:table-cell table:style-name="Table24.A2" office:value-type="string">
            <text:p text:style-name="P1">UserAttrList</text:p>
          </table:table-cell>
          <table:table-cell table:style-name="Table24.D2" office:value-type="string">
            <text:p text:style-name="Table_20_Contents">User properties for shading method.</text:p>
          </table:table-cell>
        </table:table-row>
      </table:table>
      <text:p text:style-name="Text_20_body">Jidder</text:p>
      <table:table table:name="Table34" table:style-name="Table34">
        <table:table-column table:style-name="Table34.A"/>
        <table:table-column table:style-name="Table34.B"/>
        <table:table-column table:style-name="Table34.C"/>
        <table:table-row>
          <table:table-cell table:style-name="Table34.A1" office:value-type="string">
            <text:p text:style-name="Table_20_Heading">Type ID</text:p>
          </table:table-cell>
          <table:table-cell table:style-name="Table34.A1" office:value-type="string">
            <text:p text:style-name="Table_20_Heading">Shading method type</text:p>
          </table:table-cell>
          <table:table-cell table:style-name="Table34.C1" office:value-type="string">
            <text:p text:style-name="Table_20_Heading">Category</text:p>
          </table:table-cell>
        </table:table-row>
        <table:table-row>
          <table:table-cell table:style-name="Table34.A2" office:value-type="string">
            <text:p text:style-name="Table_20_Contents">1</text:p>
          </table:table-cell>
          <table:table-cell table:style-name="Table34.A2" office:value-type="string">
            <text:p text:style-name="Table_20_Contents">EnvMap</text:p>
          </table:table-cell>
          <table:table-cell table:style-name="Table34.C2" office:value-type="string">
            <text:p text:style-name="Standard">Ambient</text:p>
          </table:table-cell>
        </table:table-row>
        <table:table-row>
          <table:table-cell table:style-name="Table34.A2" office:value-type="string">
            <text:p text:style-name="Table_20_Contents"/>
          </table:table-cell>
          <table:table-cell table:style-name="Table34.A2" office:value-type="string">
            <text:p text:style-name="P1">None in this version</text:p>
          </table:table-cell>
          <table:table-cell table:style-name="Table34.C2" office:value-type="string">
            <text:p text:style-name="Standard">Diffuse</text:p>
          </table:table-cell>
        </table:table-row>
        <table:table-row>
          <table:table-cell table:style-name="Table34.A2" office:value-type="string">
            <text:p text:style-name="Table_20_Contents"/>
          </table:table-cell>
          <table:table-cell table:style-name="Table34.A2" office:value-type="string">
            <text:p text:style-name="P1">None in this version</text:p>
          </table:table-cell>
          <table:table-cell table:style-name="Table34.C2" office:value-type="string">
            <text:p text:style-name="Standard">Specular</text:p>
          </table:table-cell>
        </table:table-row>
        <table:table-row>
          <table:table-cell table:style-name="Table34.A2" office:value-type="string">
            <text:p text:style-name="Table_20_Contents">401</text:p>
          </table:table-cell>
          <table:table-cell table:style-name="Table34.A2" office:value-type="string">
            <text:p text:style-name="Table_20_Contents">ColorMatrix</text:p>
          </table:table-cell>
          <table:table-cell table:style-name="Table34.C2" table:number-rows-spanned="3" office:value-type="string">
            <text:p text:style-name="Table_20_Contents">Other (daisy-chainable)</text:p>
          </table:table-cell>
        </table:table-row>
        <table:table-row>
          <table:table-cell table:style-name="Table34.A2" office:value-type="string">
            <text:p text:style-name="Table_20_Contents">402</text:p>
          </table:table-cell>
          <table:table-cell table:style-name="Table34.A2" office:value-type="string">
            <text:p text:style-name="Table_20_Contents">ColorTransform</text:p>
          </table:table-cell>
          <table:covered-table-cell/>
        </table:table-row>
        <table:table-row>
          <table:table-cell table:style-name="Table34.A2" office:value-type="string">
            <text:p text:style-name="Table_20_Contents">403</text:p>
          </table:table-cell>
          <table:table-cell table:style-name="Table34.A2" office:value-type="string">
            <text:p text:style-name="Table_20_Contents">EnvMap</text:p>
          </table:table-cell>
          <table:covered-table-cell/>
        </table:table-row>
      </table:table>
      <text:p text:style-name="Text_20_body">Jidder</text:p>
      <text:h text:style-name="Heading_20_5" text:outline-level="5">EnvMapAmbientMethod</text:h>
      <text:p text:style-name="Text_20_body">Jidder</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Table_20_Heading">ID</text:p>
          </table:table-cell>
          <table:table-cell table:style-name="Table40.A1" office:value-type="string">
            <text:p text:style-name="Table_20_Heading">Nam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string">
            <text:p text:style-name="Table_20_Contents">101</text:p>
          </table:table-cell>
          <table:table-cell table:style-name="Table40.A2" office:value-type="string">
            <text:p text:style-name="Table_20_Contents">cubeTexture</text:p>
          </table:table-cell>
          <table:table-cell table:style-name="Table40.A2" office:value-type="string">
            <text:p text:style-name="P1">BlockAddr</text:p>
          </table:table-cell>
          <table:table-cell table:style-name="Table40.D2" office:value-type="string">
            <text:p text:style-name="Table_20_Contents"/>
          </table:table-cell>
        </table:table-row>
      </table:table>
      <text:p text:style-name="Text_20_body">Jidder</text:p>
      <text:h text:style-name="Heading_20_5" text:outline-level="5">ColorMatrixMethod</text:h>
      <text:p text:style-name="Text_20_body">Jidder</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Table_20_Heading">ID</text:p>
          </table:table-cell>
          <table:table-cell table:style-name="Table65.A1" office:value-type="string">
            <text:p text:style-name="Table_20_Heading">Name</text:p>
          </table:table-cell>
          <table:table-cell table:style-name="Table65.A1" office:value-type="string">
            <text:p text:style-name="Table_20_Heading">Type</text:p>
          </table:table-cell>
          <table:table-cell table:style-name="Table65.D1" office:value-type="string">
            <text:p text:style-name="Table_20_Heading">Description</text:p>
          </table:table-cell>
        </table:table-row>
        <table:table-row>
          <table:table-cell table:style-name="Table65.A2" office:value-type="string">
            <text:p text:style-name="Table_20_Contents">1001</text:p>
          </table:table-cell>
          <table:table-cell table:style-name="Table65.A2" office:value-type="string">
            <text:p text:style-name="Table_20_Contents">matrix</text:p>
          </table:table-cell>
          <table:table-cell table:style-name="Table65.A2" office:value-type="string">
            <text:p text:style-name="Table_20_Contents">ConstList of float64</text:p>
          </table:table-cell>
          <table:table-cell table:style-name="Table65.D2" office:value-type="string">
            <text:p text:style-name="Table_20_Contents"/>
          </table:table-cell>
        </table:table-row>
      </table:table>
      <text:p text:style-name="Text_20_body">Jidder</text:p>
      <text:h text:style-name="Heading_20_5" text:outline-level="5">ColorTransformMethod</text:h>
      <text:p text:style-name="Text_20_body">Jidder</text:p>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Table_20_Heading">ID</text:p>
          </table:table-cell>
          <table:table-cell table:style-name="Table66.A1" office:value-type="string">
            <text:p text:style-name="Table_20_Heading">Name</text:p>
          </table:table-cell>
          <table:table-cell table:style-name="Table66.A1" office:value-type="string">
            <text:p text:style-name="Table_20_Heading">Type</text:p>
          </table:table-cell>
          <table:table-cell table:style-name="Table66.D1" office:value-type="string">
            <text:p text:style-name="Table_20_Heading">Description</text:p>
          </table:table-cell>
        </table:table-row>
        <table:table-row>
          <table:table-cell table:style-name="Table66.A2" office:value-type="string">
            <text:p text:style-name="Table_20_Contents">1101</text:p>
          </table:table-cell>
          <table:table-cell table:style-name="Table66.A2" office:value-type="string">
            <text:p text:style-name="Table_20_Contents">alphaMultiplier</text:p>
          </table:table-cell>
          <table:table-cell table:style-name="Table66.A2" office:value-type="string">
            <text:p text:style-name="Table_20_Contents">float64</text:p>
          </table:table-cell>
          <table:table-cell table:style-name="Table66.D2" office:value-type="string">
            <text:p text:style-name="Table_20_Contents"/>
          </table:table-cell>
        </table:table-row>
        <table:table-row>
          <table:table-cell table:style-name="Table66.A2" office:value-type="string">
            <text:p text:style-name="Table_20_Contents">1102</text:p>
          </table:table-cell>
          <table:table-cell table:style-name="Table66.A2" office:value-type="string">
            <text:p text:style-name="Table_20_Contents">red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3</text:p>
          </table:table-cell>
          <table:table-cell table:style-name="Table66.A2" office:value-type="string">
            <text:p text:style-name="Table_20_Contents">green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4</text:p>
          </table:table-cell>
          <table:table-cell table:style-name="Table66.A2" office:value-type="string">
            <text:p text:style-name="Table_20_Contents">blue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5</text:p>
          </table:table-cell>
          <table:table-cell table:style-name="Table66.A2" office:value-type="string">
            <text:p text:style-name="Table_20_Contents">colorOffset</text:p>
          </table:table-cell>
          <table:table-cell table:style-name="Table66.A2" office:value-type="string">
            <text:p text:style-name="P4">color</text:p>
          </table:table-cell>
          <table:table-cell table:style-name="Table66.D2" office:value-type="string">
            <text:p text:style-name="Table_20_Contents"/>
          </table:table-cell>
        </table:table-row>
      </table:table>
      <text:p text:style-name="Text_20_body">Jidder</text:p>
      <text:h text:style-name="Heading_20_5" text:outline-level="5"><text:soft-page-break/>EnvMapMethod</text:h>
      <text:p text:style-name="Text_20_body">Jidder</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Heading">ID</text:p>
          </table:table-cell>
          <table:table-cell table:style-name="Table44.A1" office:value-type="string">
            <text:p text:style-name="Table_20_Heading">Nam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string">
            <text:p text:style-name="Table_20_Contents">101</text:p>
          </table:table-cell>
          <table:table-cell table:style-name="Table44.A2" office:value-type="string">
            <text:p text:style-name="Table_20_Contents">cube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3</text:p>
          </table:table-cell>
          <table:table-cell table:style-name="Table44.A2" office:value-type="string">
            <text:p text:style-name="Table_20_Contents">alpha</text:p>
          </table:table-cell>
          <table:table-cell table:style-name="Table44.A2" office:value-type="string">
            <text:p text:style-name="P4">float64</text:p>
          </table:table-cell>
          <table:table-cell table:style-name="Table44.D2" office:value-type="string">
            <text:p text:style-name="Table_20_Contents"/>
          </table:table-cell>
        </table:table-row>
      </table:table>
      <text:p text:style-name="Text_20_body">Jidder</text:p>
      <text:p text:style-name="Text_20_body">Jidder</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6">Variable</text:p>
          </table:table-cell>
          <table:table-cell table:style-name="Table46.B2" office:value-type="string">
            <text:p text:style-name="P6">2</text:p>
          </table:table-cell>
          <table:table-cell table:style-name="Table46.B2" office:value-type="string">
            <text:p text:style-name="P6">uint16</text:p>
          </table:table-cell>
          <table:table-cell table:style-name="Table46.D2" office:value-type="string">
            <text:p text:style-name="P6">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6" text:name="Table" text:formula="ooow:Table+1" style:num-format="1">27</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16-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ext:soft-page-break/>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2</text:p>
          </table:table-cell>
          <table:table-cell table:style-name="Table47.A2" office:value-type="string">
            <text:p text:style-name="Table_20_Contents">uint16</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2</text:p>
          </table:table-cell>
          <table:table-cell table:style-name="Table47.A2" office:value-type="string">
            <text:p text:style-name="Table_20_Contents">uint16</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Matrix4x3</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7" text:name="Table" text:formula="ooow:Table+1" style:num-format="1">28</text:sequence>: Structure of joints inside a skeleton block</text:p>
      <text:p text:style-name="Text_20_body">Each joint has an ID, which among other things is used by other joints to define the parent joint. A parent joint ID of -1 means there is no parent, i.e. that the defining joint is the root. The joint ID is also used to reference a particular joint from the joint index data stream in geometry blocks for binding.</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7">Variable</text:p>
          </table:table-cell>
          <table:table-cell table:style-name="Table48.B2" office:value-type="string">
            <text:p text:style-name="P7">2</text:p>
          </table:table-cell>
          <table:table-cell table:style-name="Table48.B2" office:value-type="string">
            <text:p text:style-name="P7">uint16</text:p>
          </table:table-cell>
          <table:table-cell table:style-name="Table48.D2" office:value-type="string">
            <text:p text:style-name="P7">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4">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28" text:name="Table" text:formula="ooow:Table+1" style:num-format="1">29</text:sequence>: Structure of SkeletonPose block.</text:p>
      <text:h text:style-name="Heading_20_4" text:outline-level="4">Skeleton pose joint transform</text:h>
      <text:p text:style-name="Text_20_body">The joint transform element, a list of which is contained within the skeleton pose block, comprises a <text:soft-page-break/>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Variable</text:p>
          </table:table-cell>
          <table:table-cell table:style-name="Table49.A2" office:value-type="string">
            <text:p text:style-name="Table_20_Contents">Matrix4x3</text:p>
          </table:table-cell>
          <table:table-cell table:style-name="Table49.D2" office:value-type="string">
            <text:p text:style-name="Table_20_Contents">Transformation for joint (if any)</text:p>
          </table:table-cell>
        </table:table-row>
      </table:table>
      <text:p text:style-name="Table">Table <text:sequence text:ref-name="refTable29" text:name="Table" text:formula="ooow:Table+1" style:num-format="1">30</text:sequence>: Structure of a joint transform element inside a SkeletonPose block.</text:p>
      <text:h text:style-name="Heading_20_3" text:outline-level="3">SkeletonSample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Instead, these frames should be regarded as keyframes, and the actual output during playback be calculated by interpolating two subsequent keyframes.</text:p>
      <table:table table:name="Table50" table:style-name="Table50">
        <table:table-column table:style-name="Table50.A" table:number-columns-repeated="3"/>
        <table:table-column table:style-name="Table50.D"/>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4">List of <text:span text:style-name="T1">SkelAnimFrame</text:span></text:p>
          </table:table-cell>
          <table:table-cell table:style-name="Table50.D2" office:value-type="string">
            <text:p text:style-name="Table_20_Contents">Frames as a list of skeleton animation frame structures (see below.)</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30" text:name="Table" text:formula="ooow:Table+1" style:num-format="1">31</text:sequence>: Structure of SkeletonAnimation blocks.</text:p>
      <text:h text:style-name="Heading_20_4" text:outline-level="4">Skeleton animation frames</text:h>
      <text:p text:style-name="Text_20_body">The frames in a skeleton animation are defined in a list of skeleton animation frame structures, which are explained in the structure table below. They consist of a reference to a skeleton pose block, as well as a duration in milliseconds for that frame. This allows for variable-duration frames, which would typically be interpolated between by the animation engine.</text:p>
      <table:table table:name="Table55" table:style-name="Table55">
        <table:table-column table:style-name="Table55.A" table:number-columns-repeated="3"/>
        <table:table-column table:style-name="Table55.D"/>
        <text:soft-page-break/>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Type</text:p>
          </table:table-cell>
          <table:table-cell table:style-name="Table55.D1" office:value-type="string">
            <text:p text:style-name="Table_20_Heading">Description</text:p>
          </table:table-cell>
        </table:table-row>
        <table:table-row>
          <table:table-cell table:style-name="Table55.A2" office:value-type="string">
            <text:p text:style-name="Table_20_Contents">0</text:p>
          </table:table-cell>
          <table:table-cell table:style-name="Table55.A2" office:value-type="string">
            <text:p text:style-name="Table_20_Contents">4</text:p>
          </table:table-cell>
          <table:table-cell table:style-name="Table55.A2" office:value-type="string">
            <text:p text:style-name="P3">BlockAddr</text:p>
          </table:table-cell>
          <table:table-cell table:style-name="Table55.D2" office:value-type="string">
            <text:p text:style-name="Table_20_Contents">ID of skeleton pose block.</text:p>
          </table:table-cell>
        </table:table-row>
        <table:table-row>
          <table:table-cell table:style-name="Table55.A2" office:value-type="string">
            <text:p text:style-name="Table_20_Contents">4</text:p>
          </table:table-cell>
          <table:table-cell table:style-name="Table55.A2" office:value-type="string">
            <text:p text:style-name="Table_20_Contents">2</text:p>
          </table:table-cell>
          <table:table-cell table:style-name="Table55.A2" office:value-type="string">
            <text:p text:style-name="Table_20_Contents">uint16</text:p>
          </table:table-cell>
          <table:table-cell table:style-name="Table55.D2" office:value-type="string">
            <text:p text:style-name="Table_20_Contents">Duration in milliseconds</text:p>
          </table:table-cell>
        </table:table-row>
      </table:table>
      <text:p text:style-name="Table">Table <text:sequence text:ref-name="refTable31" text:name="Table" text:formula="ooow:Table+1" style:num-format="1">32</text:sequence>: Structure of SkelAnimFrame elements.</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UVAnimFrame</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p text:style-name="Text_20_body">Mekk</text:p>
      <text:p text:style-name="Text_20_body"/>
      <table:table table:name="Table56" table:style-name="Table56">
        <table:table-column table:style-name="Table56.A" table:number-columns-repeated="3"/>
        <table:table-column table:style-name="Table56.D"/>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Type</text:p>
          </table:table-cell>
          <table:table-cell table:style-name="Table56.D1" office:value-type="string">
            <text:p text:style-name="Table_20_Heading">Description</text:p>
          </table:table-cell>
        </table:table-row>
        <table:table-row>
          <table:table-cell table:style-name="Table56.A2" office:value-type="string">
            <text:p text:style-name="Table_20_Contents">0</text:p>
          </table:table-cell>
          <table:table-cell table:style-name="Table56.A2" office:value-type="string">
            <text:p text:style-name="Table_20_Contents">24</text:p>
          </table:table-cell>
          <table:table-cell table:style-name="Table56.A2" office:value-type="string">
            <text:p text:style-name="P1">Matrix3x2</text:p>
          </table:table-cell>
          <table:table-cell table:style-name="Table56.D2" office:value-type="string">
            <text:p text:style-name="Table_20_Contents">Two-dimensional UV transformation.</text:p>
          </table:table-cell>
        </table:table-row>
        <table:table-row>
          <table:table-cell table:style-name="Table56.A2" office:value-type="string">
            <text:p text:style-name="Table_20_Contents">24</text:p>
          </table:table-cell>
          <table:table-cell table:style-name="Table56.A2" office:value-type="string">
            <text:p text:style-name="Table_20_Contents">1</text:p>
          </table:table-cell>
          <table:table-cell table:style-name="Table56.A2" office:value-type="string">
            <text:p text:style-name="Table_20_Contents">uint16</text:p>
          </table:table-cell>
          <table:table-cell table:style-name="Table56.D2" office:value-type="string">
            <text:p text:style-name="Table_20_Contents">Duration in milliseconds</text:p>
          </table:table-cell>
        </table:table-row>
      </table:table>
      <text:p text:style-name="Text_20_body">Jidder</text:p>
      <text:h text:style-name="Heading_20_2" text:outline-level="2">Miscellaneous blocks</text:h>
      <text:h text:style-name="Heading_20_3" text:outline-level="3">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ext:soft-page-break/>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32" text:name="Table" text:formula="ooow:Table+1" style:num-format="1">33</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3" text:outline-level="3">Meta-data blocks</text:h>
      <text:p text:style-name="Text_20_body">The meta-data block is something that encoders can optionally include in an AWD document to define meta-data such as creation date, name and version of encoder et c. Only one meta-data block should exist in an AWD document, and it should occur at the very start of the block list.</text:p>
      <text:p text:style-name="Text_20_body">The structure is very simple, comprising only a numeric property list.</text:p>
      <text:p text:style-name="Text_20_body"/>
      <table:table table:name="Table30" table:style-name="Table30">
        <table:table-column table:style-name="Table30.A" table:number-columns-repeated="3"/>
        <table:table-column table:style-name="Table30.D"/>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float" office:value="0">
            <text:p text:style-name="Table_20_Contents">0</text:p>
          </table:table-cell>
          <table:table-cell table:style-name="Table30.B2" office:value-type="string">
            <text:p text:style-name="Table_20_Contents">Variable</text:p>
          </table:table-cell>
          <table:table-cell table:style-name="Table30.B2" office:value-type="string">
            <text:p text:style-name="P1">NumAttrList</text:p>
          </table:table-cell>
          <table:table-cell table:style-name="Table30.D2" office:value-type="string">
            <text:p text:style-name="Table_20_Contents">Meta-data properties.</text:p>
          </table:table-cell>
        </table:table-row>
      </table:table>
      <text:p text:style-name="Text_20_body">The properties of a meta-data blocks are defined by the following table.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ID</text:p>
          </table:table-cell>
          <table:table-cell table:style-name="Table31.A1" office:value-type="string">
            <text:p text:style-name="Table_20_Heading">Nam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string">
            <text:p text:style-name="Table_20_Contents">1</text:p>
          </table:table-cell>
          <table:table-cell table:style-name="Table31.A2" office:value-type="string">
            <text:p text:style-name="Table_20_Contents">Timestamp</text:p>
          </table:table-cell>
          <table:table-cell table:style-name="Table31.A2" office:value-type="string">
            <text:p text:style-name="Table_20_Contents">awd_uint32</text:p>
          </table:table-cell>
          <table:table-cell table:style-name="Table31.D2" office:value-type="string">
            <text:p text:style-name="Table_20_Contents">Generation date and time defined as seconds since the Epoch (00:00, 1/1 1970.)</text:p>
          </table:table-cell>
        </table:table-row>
        <table:table-row>
          <table:table-cell table:style-name="Table31.A2" office:value-type="string">
            <text:p text:style-name="Table_20_Contents">2</text:p>
          </table:table-cell>
          <table:table-cell table:style-name="Table31.A2" office:value-type="string">
            <text:p text:style-name="Table_20_Contents">Encoder name</text:p>
          </table:table-cell>
          <table:table-cell table:style-name="Table31.A2" office:value-type="string">
            <text:p text:style-name="P1">ConstString</text:p>
          </table:table-cell>
          <table:table-cell table:style-name="Table31.D2" office:value-type="string">
            <text:p text:style-name="Table_20_Contents">Name of encoder (i.e. the library or tool used to encode the AWD file, e.g. libawd.)</text:p>
          </table:table-cell>
        </table:table-row>
        <table:table-row>
          <table:table-cell table:style-name="Table31.A2" office:value-type="string">
            <text:p text:style-name="Table_20_Contents">3</text:p>
          </table:table-cell>
          <table:table-cell table:style-name="Table31.A2" office:value-type="string">
            <text:p text:style-name="Table_20_Contents">Encoder version</text:p>
          </table:table-cell>
          <table:table-cell table:style-name="Table31.A2" office:value-type="string">
            <text:p text:style-name="P1">ConstString</text:p>
          </table:table-cell>
          <table:table-cell table:style-name="Table31.D2" office:value-type="string">
            <text:p text:style-name="Table_20_Contents">Encoder version.</text:p>
          </table:table-cell>
        </table:table-row>
        <table:table-row>
          <table:table-cell table:style-name="Table31.A2" office:value-type="string">
            <text:p text:style-name="Table_20_Contents">4</text:p>
          </table:table-cell>
          <table:table-cell table:style-name="Table31.A2" office:value-type="string">
            <text:p text:style-name="Table_20_Contents">Generator name</text:p>
          </table:table-cell>
          <table:table-cell table:style-name="Table31.A2" office:value-type="string">
            <text:p text:style-name="P1">ConstString</text:p>
          </table:table-cell>
          <table:table-cell table:style-name="Table31.D2" office:value-type="string">
            <text:p text:style-name="Table_20_Contents">Name of generator (i.e. the tool used to create the content, e.g. Maya.)</text:p>
          </table:table-cell>
        </table:table-row>
        <table:table-row>
          <table:table-cell table:style-name="Table31.A2" office:value-type="string">
            <text:p text:style-name="Table_20_Contents">5</text:p>
          </table:table-cell>
          <table:table-cell table:style-name="Table31.A2" office:value-type="string">
            <text:p text:style-name="Table_20_Contents">Generator version</text:p>
          </table:table-cell>
          <table:table-cell table:style-name="Table31.A2" office:value-type="string">
            <text:p text:style-name="P1">ConstString</text:p>
          </table:table-cell>
          <table:table-cell table:style-name="Table31.D2" office:value-type="string">
            <text:p text:style-name="Table_20_Contents">Generator version.</text:p>
          </table:table-cell>
        </table:table-row>
      </table:table>
      <text:p text:style-name="Text_20_body">Jidder</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p text:style-name="Text_20_body">The AWD SDK has been created to aid and greatly simplify the creation of AWD importers and exporters. Furthermore, it exists to help prevent discrepancies between encoders and decoders. An AWD file that was encoded using the AWD SDK should be expected to structurally conform to the AWD specification, and the AWD SDK can be used to reliably decode a conforming AWD file.</text:p>
      <text:p text:style-name="Text_20_body">Whether the content is logically conforming (e.g. whether the contents of a data stream has been sequentially ordered in accordance with what the specification dictates) is still up to the encoder programmer. Below are the modules of the AWD SDK.</text:p>
      <text:p text:style-name="Text_20_body">For more information on the AWD SDK, how to build it and use it, see the AWD Google Code page. Below is a list of the programming languages supported in the AWD SDK.</text:p>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4">Yes</text:p>
          </table:table-cell>
          <table:table-cell table:style-name="Table35.D2" office:value-type="string">
            <text:p text:style-name="P4">No</text:p>
          </table:table-cell>
        </table:table-row>
        <text:soft-page-break/>
        <table:table-row>
          <table:table-cell table:style-name="Table35.A2" office:value-type="string">
            <text:p text:style-name="Table_20_Contents">Blender</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row>
          <table:table-cell table:style-name="Table35.A2" office:value-type="string">
            <text:p text:style-name="Table_20_Contents">Autodesk Maya</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
      <text:h text:style-name="Heading_20_2" text:outline-level="2">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text:soft-page-break/>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block" for the exact structure of this block.</text:p>
      <text:h text:style-name="Heading_20_4" text:outline-level="4">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within a document must 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determine whether to store a reference to it's internal representation of that block depending on it's ID. If the block ID is zero, this is a promise from the encoder that there will be no references to this block in the document, so it is not necessary for the parser to hold on to it. However, if the block ID is greater than zero, the parser should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TriangleGeometry block, it will create a Geometry instance and store it in a vector with numeric indices. When a MeshInstance occurs with a reference to this geometry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text:soft-page-break/>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5">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4">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4">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4">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4">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4">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4">16 bits total for namespace and block types.</text:p>
          </table:table-cell>
        </table:table-row>
        <text:soft-page-break/>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4">32-bit block length field.</text:p>
          </table:table-cell>
        </table:table-row>
      </table:table>
      <text:h text:style-name="Heading_20_3" text:outline-level="3">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5">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4">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4">16-bit ID field</text:p>
          </table:table-cell>
        </table:table-row>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4">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5">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4">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4">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4">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4">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4">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12"><text:soft-page-break/>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2-04-29T09:40:04</dc:date>
    <meta:editing-duration>PT1857H30M41S</meta:editing-duration>
    <meta:editing-cycles>983</meta:editing-cycles>
    <meta:generator>NeoOffice/3.2.1$Unix OpenOffice.org_project/Patch 4</meta:generator>
    <meta:print-date>2010-11-01T14:34:27</meta:print-date>
    <dc:title>Away3D Data format (AWD) specification</dc:title>
    <meta:document-statistic meta:table-count="55" meta:image-count="0" meta:object-count="0" meta:page-count="40" meta:paragraph-count="1572" meta:word-count="10850" meta:character-count="64160"/>
    <meta:user-defined meta:name="Info 1"/>
    <meta:user-defined meta:name="Info 2"/>
    <meta:user-defined meta:name="Info 3"/>
    <meta:user-defined meta:name="Info 4"/>
  </office:meta>
</office:document-meta>
</file>